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3.5958in"/>
    </style:style>
    <style:style style:name="Table1.B" style:family="table-column">
      <style:table-column-properties style:column-width="3.0972in"/>
    </style:style>
    <style:style style:name="Table1.A1" style:family="table-cell">
      <style:table-cell-properties style:vertical-align="middle" fo:padding="0.0194in" fo:border="none"/>
    </style:style>
    <style:style style:name="Table2" style:family="table">
      <style:table-properties style:width="6.5882in" table:align="left"/>
    </style:style>
    <style:style style:name="Table2.A" style:family="table-column">
      <style:table-column-properties style:column-width="2.8826in"/>
    </style:style>
    <style:style style:name="Table2.B" style:family="table-column">
      <style:table-column-properties style:column-width="3.7056in"/>
    </style:style>
    <style:style style:name="Table2.A1" style:family="table-cell">
      <style:table-cell-properties style:vertical-align="middle" fo:padding="0.0194in" fo:border="none"/>
    </style:style>
    <style:style style:name="Table3" style:family="table">
      <style:table-properties style:width="6.6611in" table:align="left"/>
    </style:style>
    <style:style style:name="Table3.A" style:family="table-column">
      <style:table-column-properties style:column-width="3.3201in"/>
    </style:style>
    <style:style style:name="Table3.B" style:family="table-column">
      <style:table-column-properties style:column-width="3.341in"/>
    </style:style>
    <style:style style:name="Table3.A1" style:family="table-cell">
      <style:table-cell-properties style:vertical-align="middle" fo:padding="0.0194in" fo:border="none"/>
    </style:style>
    <style:style style:name="Table4" style:family="table">
      <style:table-properties style:width="6.5674in" table:align="left"/>
    </style:style>
    <style:style style:name="Table4.A" style:family="table-column">
      <style:table-column-properties style:column-width="3.4972in"/>
    </style:style>
    <style:style style:name="Table4.B" style:family="table-column">
      <style:table-column-properties style:column-width="3.0701in"/>
    </style:style>
    <style:style style:name="Table4.A1" style:family="table-cell">
      <style:table-cell-properties style:vertical-align="middle" fo:padding="0.0194in" fo:border="none"/>
    </style:style>
    <style:style style:name="Table5" style:family="table">
      <style:table-properties style:width="6.5882in" table:align="left"/>
    </style:style>
    <style:style style:name="Table5.A" style:family="table-column">
      <style:table-column-properties style:column-width="3.4972in"/>
    </style:style>
    <style:style style:name="Table5.B" style:family="table-column">
      <style:table-column-properties style:column-width="3.091in"/>
    </style:style>
    <style:style style:name="Table5.A1" style:family="table-cell">
      <style:table-cell-properties style:vertical-align="middle" fo:background-color="#008dd9" fo:padding="0.0194in" fo:border="none">
        <style:background-image/>
      </style:table-cell-properties>
    </style:style>
    <style:style style:name="Table5.A2" style:family="table-cell">
      <style:table-cell-properties style:vertical-align="middle" fo:padding="0.0194in" fo:border="none"/>
    </style:style>
    <style:style style:name="Table5.B2" style:family="table-cell">
      <style:table-cell-properties style:vertical-align="middle" fo:padding="0.0194in" fo:border="none"/>
    </style:style>
    <style:style style:name="Table5.A3" style:family="table-cell">
      <style:table-cell-properties style:vertical-align="middle" fo:padding="0.0194in" fo:border="none"/>
    </style:style>
    <style:style style:name="Table5.B3" style:family="table-cell">
      <style:table-cell-properties style:vertical-align="middle" fo:padding="0.0194in" fo:border="none"/>
    </style:style>
    <style:style style:name="Table5.A4" style:family="table-cell">
      <style:table-cell-properties style:vertical-align="middle" fo:padding="0.0194in" fo:border="none"/>
    </style:style>
    <style:style style:name="Table5.B4" style:family="table-cell">
      <style:table-cell-properties style:vertical-align="middle" fo:padding="0.0194in" fo:border="none"/>
    </style:style>
    <style:style style:name="Table6" style:family="table">
      <style:table-properties style:width="4.9847in" table:align="left"/>
    </style:style>
    <style:style style:name="Table6.A" style:family="table-column">
      <style:table-column-properties style:column-width="1.0549in"/>
    </style:style>
    <style:style style:name="Table6.B" style:family="table-column">
      <style:table-column-properties style:column-width="1.9229in"/>
    </style:style>
    <style:style style:name="Table6.C" style:family="table-column">
      <style:table-column-properties style:column-width="2.0069in"/>
    </style:style>
    <style:style style:name="Table6.A1" style:family="table-cell">
      <style:table-cell-properties style:vertical-align="middle" fo:background-color="#008dd9" fo:padding="0.0194in" fo:border="none">
        <style:background-image/>
      </style:table-cell-properties>
    </style:style>
    <style:style style:name="Table6.A2" style:family="table-cell">
      <style:table-cell-properties style:vertical-align="middle" fo:padding="0.0194in" fo:border="none"/>
    </style:style>
    <style:style style:name="Table6.B2" style:family="table-cell">
      <style:table-cell-properties style:vertical-align="middle" fo:padding="0.0194in" fo:border="none"/>
    </style:style>
    <style:style style:name="Table6.C2" style:family="table-cell">
      <style:table-cell-properties style:vertical-align="middle" fo:padding="0.0194in" fo:border="none"/>
    </style:style>
    <style:style style:name="Table6.A3" style:family="table-cell">
      <style:table-cell-properties style:vertical-align="middle" fo:padding="0.0194in" fo:border="none"/>
    </style:style>
    <style:style style:name="Table6.B3" style:family="table-cell">
      <style:table-cell-properties style:vertical-align="middle" fo:padding="0.0194in" fo:border="none"/>
    </style:style>
    <style:style style:name="Table6.C3" style:family="table-cell">
      <style:table-cell-properties style:vertical-align="middle" fo:padding="0.0194in" fo:border="none"/>
    </style:style>
    <style:style style:name="Table6.A4" style:family="table-cell">
      <style:table-cell-properties style:vertical-align="middle" fo:padding="0.0194in" fo:border="none"/>
    </style:style>
    <style:style style:name="Table6.B4" style:family="table-cell">
      <style:table-cell-properties style:vertical-align="middle" fo:padding="0.0194in" fo:border="none"/>
    </style:style>
    <style:style style:name="Table6.C4" style:family="table-cell">
      <style:table-cell-properties style:vertical-align="middle" fo:padding="0.0194in" fo:border="none"/>
    </style:style>
    <style:style style:name="Table7" style:family="table">
      <style:table-properties style:width="6.6931in" table:align="left"/>
    </style:style>
    <style:style style:name="Table7.A" style:family="table-column">
      <style:table-column-properties style:column-width="3.8778in"/>
    </style:style>
    <style:style style:name="Table7.B" style:family="table-column">
      <style:table-column-properties style:column-width="2.8153in"/>
    </style:style>
    <style:style style:name="Table7.A1" style:family="table-cell">
      <style:table-cell-properties style:vertical-align="middle" fo:background-color="#008dd9" fo:padding="0.0194in" fo:border="none">
        <style:background-image/>
      </style:table-cell-properties>
    </style:style>
    <style:style style:name="Table7.A2" style:family="table-cell">
      <style:table-cell-properties style:vertical-align="middle" fo:padding="0.0194in" fo:border="none"/>
    </style:style>
    <style:style style:name="Table7.B2" style:family="table-cell">
      <style:table-cell-properties style:vertical-align="middle" fo:padding="0.0194in" fo:border="none"/>
    </style:style>
    <style:style style:name="Table7.A3" style:family="table-cell">
      <style:table-cell-properties style:vertical-align="middle" fo:padding="0.0194in" fo:border="none"/>
    </style:style>
    <style:style style:name="Table7.B3" style:family="table-cell">
      <style:table-cell-properties style:vertical-align="middle" fo:padding="0.0194in" fo:border="none"/>
    </style:style>
    <style:style style:name="Table7.A4" style:family="table-cell">
      <style:table-cell-properties style:vertical-align="middle" fo:padding="0.0194in" fo:border="none"/>
    </style:style>
    <style:style style:name="Table7.B4" style:family="table-cell">
      <style:table-cell-properties style:vertical-align="middle" fo:padding="0.0194in" fo:border="none"/>
    </style:style>
    <style:style style:name="Table7.A5" style:family="table-cell">
      <style:table-cell-properties style:vertical-align="middle" fo:padding="0.0194in" fo:border="none"/>
    </style:style>
    <style:style style:name="Table7.B5" style:family="table-cell">
      <style:table-cell-properties style:vertical-align="middle" fo:padding="0.0194in" fo:border="none"/>
    </style:style>
    <style:style style:name="Table7.A6" style:family="table-cell">
      <style:table-cell-properties style:vertical-align="middle" fo:padding="0.0194in" fo:border="none"/>
    </style:style>
    <style:style style:name="Table7.B6" style:family="table-cell">
      <style:table-cell-properties style:vertical-align="middle" fo:padding="0.0194in" fo:border="none"/>
    </style:style>
    <style:style style:name="Table7.A7" style:family="table-cell">
      <style:table-cell-properties style:vertical-align="middle" fo:padding="0.0194in" fo:border="none"/>
    </style:style>
    <style:style style:name="Table7.B7" style:family="table-cell">
      <style:table-cell-properties style:vertical-align="middle" fo:padding="0.0194in" fo:border="none"/>
    </style:style>
    <style:style style:name="Table8" style:family="table">
      <style:table-properties style:width="8.125in" table:align="left"/>
    </style:style>
    <style:style style:name="Table8.A" style:family="table-column">
      <style:table-column-properties style:column-width="1.6757in"/>
    </style:style>
    <style:style style:name="Table8.B" style:family="table-column">
      <style:table-column-properties style:column-width="1.7417in"/>
    </style:style>
    <style:style style:name="Table8.C" style:family="table-column">
      <style:table-column-properties style:column-width="4.7076in"/>
    </style:style>
    <style:style style:name="Table8.A1" style:family="table-cell">
      <style:table-cell-properties style:vertical-align="middle" fo:padding="0.0194in" fo:border="none"/>
    </style:style>
    <style:style style:name="Table9" style:family="table">
      <style:table-properties style:width="6.6931in" table:align="left"/>
    </style:style>
    <style:style style:name="Table9.A" style:family="table-column">
      <style:table-column-properties style:column-width="1.4042in"/>
    </style:style>
    <style:style style:name="Table9.B" style:family="table-column">
      <style:table-column-properties style:column-width="5.2889in"/>
    </style:style>
    <style:style style:name="Table9.A1" style:family="table-cell">
      <style:table-cell-properties style:vertical-align="middle" fo:padding="0.0194in" fo:border="none"/>
    </style:style>
    <style:style style:name="P1" style:family="paragraph" style:parent-style-name="Standard">
      <style:text-properties officeooo:rsid="00126c46" officeooo:paragraph-rsid="00126c46"/>
    </style:style>
    <style:style style:name="P2" style:family="paragraph" style:parent-style-name="Standard">
      <style:text-properties officeooo:paragraph-rsid="00126c46"/>
    </style:style>
    <style:style style:name="P3" style:family="paragraph" style:parent-style-name="Standard">
      <style:text-properties fo:font-weight="normal" officeooo:rsid="00126c46" officeooo:paragraph-rsid="00126c46"/>
    </style:style>
    <style:style style:name="P4" style:family="paragraph" style:parent-style-name="Standard">
      <style:text-properties officeooo:rsid="001af580" officeooo:paragraph-rsid="001af580"/>
    </style:style>
    <style:style style:name="P5" style:family="paragraph" style:parent-style-name="Standard">
      <style:text-properties officeooo:rsid="004e8ca0" officeooo:paragraph-rsid="004e8ca0"/>
    </style:style>
    <style:style style:name="P6" style:family="paragraph" style:parent-style-name="Standard">
      <style:text-properties fo:font-weight="bold" officeooo:rsid="00126c46" officeooo:paragraph-rsid="00126c46"/>
    </style:style>
    <style:style style:name="P7" style:family="paragraph" style:parent-style-name="Standard">
      <style:text-properties fo:font-weight="bold" officeooo:rsid="004e8ca0" officeooo:paragraph-rsid="00126c46"/>
    </style:style>
    <style:style style:name="P8" style:family="paragraph" style:parent-style-name="Standard">
      <style:text-properties officeooo:rsid="0066b07d" officeooo:paragraph-rsid="0066b07d"/>
    </style:style>
    <style:style style:name="P9" style:family="paragraph" style:parent-style-name="Text_20_body">
      <style:text-properties fo:font-weight="normal"/>
    </style:style>
    <style:style style:name="P10" style:family="paragraph" style:parent-style-name="Text_20_body">
      <style:text-properties fo:font-weight="normal" officeooo:rsid="00126c46" officeooo:paragraph-rsid="00126c46"/>
    </style:style>
    <style:style style:name="P11" style:family="paragraph" style:parent-style-name="Text_20_body">
      <style:text-properties fo:font-weight="normal" officeooo:paragraph-rsid="0048384c"/>
    </style:style>
    <style:style style:name="P12" style:family="paragraph" style:parent-style-name="Text_20_body">
      <style:text-properties officeooo:rsid="0013b19c" officeooo:paragraph-rsid="0013b19c"/>
    </style:style>
    <style:style style:name="P13" style:family="paragraph" style:parent-style-name="Text_20_body">
      <style:text-properties officeooo:rsid="00126c46" officeooo:paragraph-rsid="00126c46"/>
    </style:style>
    <style:style style:name="P14" style:family="paragraph" style:parent-style-name="Text_20_body">
      <style:text-properties officeooo:rsid="001af580" officeooo:paragraph-rsid="001af580"/>
    </style:style>
    <style:style style:name="P15" style:family="paragraph" style:parent-style-name="Text_20_body">
      <style:text-properties officeooo:paragraph-rsid="001bf63b"/>
    </style:style>
    <style:style style:name="P16" style:family="paragraph" style:parent-style-name="Text_20_body">
      <style:text-properties officeooo:rsid="001e6780" officeooo:paragraph-rsid="001e6780"/>
    </style:style>
    <style:style style:name="P17" style:family="paragraph" style:parent-style-name="Text_20_body">
      <style:text-properties officeooo:paragraph-rsid="001e6780"/>
    </style:style>
    <style:style style:name="P18" style:family="paragraph" style:parent-style-name="Text_20_body">
      <style:text-properties officeooo:paragraph-rsid="0048384c"/>
    </style:style>
    <style:style style:name="P19" style:family="paragraph" style:parent-style-name="Text_20_body">
      <style:text-properties officeooo:paragraph-rsid="00126c46"/>
    </style:style>
    <style:style style:name="P20" style:family="paragraph" style:parent-style-name="Text_20_body">
      <style:text-properties fo:font-weight="bold" officeooo:rsid="004e8ca0" officeooo:paragraph-rsid="00126c46"/>
    </style:style>
    <style:style style:name="P21" style:family="paragraph" style:parent-style-name="Text_20_body">
      <style:text-properties officeooo:paragraph-rsid="0064d2f9"/>
    </style:style>
    <style:style style:name="P22" style:family="paragraph" style:parent-style-name="Text_20_body">
      <style:paragraph-properties fo:margin-top="0in" fo:margin-bottom="0in" loext:contextual-spacing="false"/>
    </style:style>
    <style:style style:name="P23" style:family="paragraph" style:parent-style-name="Text_20_body">
      <style:paragraph-properties fo:margin-top="0in" fo:margin-bottom="0.1965in" loext:contextual-spacing="false"/>
      <style:text-properties officeooo:paragraph-rsid="001e6780"/>
    </style:style>
    <style:style style:name="P24" style:family="paragraph" style:parent-style-name="Table_20_Contents">
      <style:paragraph-properties fo:margin-top="0in" fo:margin-bottom="0.1965in" loext:contextual-spacing="false"/>
    </style:style>
    <style:style style:name="P25" style:family="paragraph" style:parent-style-name="Table_20_Contents">
      <style:paragraph-properties fo:margin-top="0in" fo:margin-bottom="0.1965in" loext:contextual-spacing="false"/>
      <style:text-properties officeooo:paragraph-rsid="00126c46"/>
    </style:style>
    <style:style style:name="P26" style:family="paragraph" style:parent-style-name="Preformatted_20_Text">
      <style:paragraph-properties fo:margin-top="0in" fo:margin-bottom="0.1965in" loext:contextual-spacing="false"/>
    </style:style>
    <style:style style:name="P27" style:family="paragraph" style:parent-style-name="Heading_20_3">
      <style:text-properties officeooo:rsid="00126c46" officeooo:paragraph-rsid="00126c46"/>
    </style:style>
    <style:style style:name="P28" style:family="paragraph" style:parent-style-name="Heading_20_3">
      <style:text-properties fo:font-weight="normal" officeooo:rsid="00126c46" officeooo:paragraph-rsid="00126c46"/>
    </style:style>
    <style:style style:name="P29" style:family="paragraph" style:parent-style-name="Heading_20_3">
      <style:text-properties officeooo:rsid="001af580" officeooo:paragraph-rsid="001af580"/>
    </style:style>
    <style:style style:name="P30" style:family="paragraph" style:parent-style-name="Heading_20_3">
      <style:text-properties officeooo:paragraph-rsid="001bf63b"/>
    </style:style>
    <style:style style:name="P31" style:family="paragraph" style:parent-style-name="Heading_20_3">
      <style:text-properties officeooo:rsid="001e6780" officeooo:paragraph-rsid="001e6780"/>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fo:color="#ffffff" fo:font-weight="bold"/>
    </style:style>
    <style:style style:name="P34" style:family="paragraph" style:parent-style-name="Table_20_Contents">
      <style:text-properties fo:font-weight="normal"/>
    </style:style>
    <style:style style:name="P35" style:family="paragraph" style:parent-style-name="Preformatted_20_Text">
      <style:text-properties officeooo:paragraph-rsid="0013b19c"/>
    </style:style>
    <style:style style:name="P36" style:family="paragraph" style:parent-style-name="Preformatted_20_Text">
      <style:text-properties officeooo:rsid="00126c46" officeooo:paragraph-rsid="00126c46"/>
    </style:style>
    <style:style style:name="P37" style:family="paragraph" style:parent-style-name="Preformatted_20_Text">
      <style:text-properties officeooo:rsid="001e6780" officeooo:paragraph-rsid="001e6780"/>
    </style:style>
    <style:style style:name="P38" style:family="paragraph" style:parent-style-name="Preformatted_20_Text">
      <style:text-properties officeooo:rsid="0013b19c" officeooo:paragraph-rsid="0013b19c"/>
    </style:style>
    <style:style style:name="P39" style:family="paragraph" style:parent-style-name="Preformatted_20_Text">
      <style:text-properties fo:font-weight="normal"/>
    </style:style>
    <style:style style:name="P40" style:family="paragraph" style:parent-style-name="Heading_20_2">
      <style:text-properties officeooo:rsid="00126c46" officeooo:paragraph-rsid="00126c46"/>
    </style:style>
    <style:style style:name="P41" style:family="paragraph" style:parent-style-name="Heading_20_2">
      <style:text-properties fo:font-weight="bold" officeooo:rsid="004e8ca0" officeooo:paragraph-rsid="00126c46"/>
    </style:style>
    <style:style style:name="P42"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66b07d" officeooo:paragraph-rsid="001af580"/>
    </style:style>
    <style:style style:name="P43"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66b07d" officeooo:paragraph-rsid="0066b07d"/>
    </style:style>
    <style:style style:name="P44" style:family="paragraph" style:parent-style-name="Standard">
      <style:text-properties officeooo:rsid="00126c46" officeooo:paragraph-rsid="006886cb"/>
    </style:style>
    <style:style style:name="P45" style:family="paragraph" style:parent-style-name="Standard">
      <style:text-properties officeooo:paragraph-rsid="00126c46"/>
    </style:style>
    <style:style style:name="P46" style:family="paragraph" style:parent-style-name="Standard">
      <style:text-properties officeooo:rsid="0066b07d" officeooo:paragraph-rsid="0066b07d"/>
    </style:style>
    <style:style style:name="P47" style:family="paragraph" style:parent-style-name="Standard">
      <style:text-properties officeooo:rsid="0066b07d" officeooo:paragraph-rsid="00783d7e"/>
    </style:style>
    <style:style style:name="P48" style:family="paragraph" style:parent-style-name="Standard">
      <style:text-properties officeooo:rsid="007a5a16" officeooo:paragraph-rsid="007a5a16"/>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14">
      <style:text-properties fo:font-weight="normal"/>
    </style:style>
    <style:style style:name="P63" style:family="paragraph" style:parent-style-name="Text_20_body" style:list-style-name="L16">
      <style:text-properties fo:font-weight="normal" officeooo:paragraph-rsid="004b6264"/>
    </style:style>
    <style:style style:name="P64" style:family="paragraph" style:parent-style-name="Text_20_body" style:list-style-name="L15"/>
    <style:style style:name="P65" style:family="paragraph" style:parent-style-name="Text_20_body" style:list-style-name="L16">
      <style:text-properties officeooo:paragraph-rsid="004b6264"/>
    </style:style>
    <style:style style:name="P66" style:family="paragraph" style:parent-style-name="Text_20_body" style:list-style-name="L17"/>
    <style:style style:name="P67" style:family="paragraph" style:parent-style-name="Text_20_body">
      <style:text-properties officeooo:rsid="006ff94a" officeooo:paragraph-rsid="006ff94a"/>
    </style:style>
    <style:style style:name="P68" style:family="paragraph" style:parent-style-name="Text_20_body" style:list-style-name="L1">
      <style:paragraph-properties fo:margin-top="0in" fo:margin-bottom="0in" loext:contextual-spacing="false"/>
    </style:style>
    <style:style style:name="P69" style:family="paragraph" style:parent-style-name="Text_20_body" style:list-style-name="L2">
      <style:paragraph-properties fo:margin-top="0in" fo:margin-bottom="0in" loext:contextual-spacing="false"/>
    </style:style>
    <style:style style:name="P70" style:family="paragraph" style:parent-style-name="Text_20_body" style:list-style-name="L3">
      <style:paragraph-properties fo:margin-top="0in" fo:margin-bottom="0in" loext:contextual-spacing="false"/>
    </style:style>
    <style:style style:name="P71" style:family="paragraph" style:parent-style-name="Text_20_body" style:list-style-name="L4">
      <style:paragraph-properties fo:margin-top="0in" fo:margin-bottom="0in" loext:contextual-spacing="false"/>
    </style:style>
    <style:style style:name="P72" style:family="paragraph" style:parent-style-name="Text_20_body" style:list-style-name="L5">
      <style:paragraph-properties fo:margin-top="0in" fo:margin-bottom="0in" loext:contextual-spacing="false"/>
    </style:style>
    <style:style style:name="P73" style:family="paragraph" style:parent-style-name="Text_20_body" style:list-style-name="L6">
      <style:paragraph-properties fo:margin-top="0in" fo:margin-bottom="0in" loext:contextual-spacing="false"/>
    </style:style>
    <style:style style:name="P74" style:family="paragraph" style:parent-style-name="Text_20_body" style:list-style-name="L7">
      <style:paragraph-properties fo:margin-top="0in" fo:margin-bottom="0in" loext:contextual-spacing="false"/>
    </style:style>
    <style:style style:name="P75" style:family="paragraph" style:parent-style-name="Text_20_body" style:list-style-name="L8">
      <style:paragraph-properties fo:margin-top="0in" fo:margin-bottom="0in" loext:contextual-spacing="false"/>
    </style:style>
    <style:style style:name="P76" style:family="paragraph" style:parent-style-name="Text_20_body" style:list-style-name="L9">
      <style:paragraph-properties fo:margin-top="0in" fo:margin-bottom="0in" loext:contextual-spacing="false"/>
    </style:style>
    <style:style style:name="P77" style:family="paragraph" style:parent-style-name="Text_20_body" style:list-style-name="L10">
      <style:paragraph-properties fo:margin-top="0in" fo:margin-bottom="0in" loext:contextual-spacing="false"/>
    </style:style>
    <style:style style:name="P78" style:family="paragraph" style:parent-style-name="Text_20_body" style:list-style-name="L14">
      <style:paragraph-properties fo:margin-top="0in" fo:margin-bottom="0in" loext:contextual-spacing="false"/>
    </style:style>
    <style:style style:name="P79" style:family="paragraph" style:parent-style-name="Text_20_body" style:list-style-name="L15">
      <style:paragraph-properties fo:margin-top="0in" fo:margin-bottom="0in" loext:contextual-spacing="false"/>
    </style:style>
    <style:style style:name="P80" style:family="paragraph" style:parent-style-name="Text_20_body" style:list-style-name="L16">
      <style:paragraph-properties fo:margin-top="0in" fo:margin-bottom="0in" loext:contextual-spacing="false"/>
    </style:style>
    <style:style style:name="P81" style:family="paragraph" style:parent-style-name="Text_20_body" style:list-style-name="L17">
      <style:paragraph-properties fo:margin-top="0in" fo:margin-bottom="0in" loext:contextual-spacing="false"/>
    </style:style>
    <style:style style:name="T1" style:family="text">
      <style:text-properties officeooo:rsid="00126c46"/>
    </style:style>
    <style:style style:name="T2" style:family="text">
      <style:text-properties fo:font-weight="normal"/>
    </style:style>
    <style:style style:name="T3" style:family="text">
      <style:text-properties fo:font-weight="normal" officeooo:rsid="0046c955"/>
    </style:style>
    <style:style style:name="T4" style:family="text">
      <style:text-properties fo:font-weight="normal" officeooo:rsid="0048384c"/>
    </style:style>
    <style:style style:name="T5" style:family="text">
      <style:text-properties fo:font-weight="bold"/>
    </style:style>
    <style:style style:name="T6" style:family="text">
      <style:text-properties fo:font-weight="bold" officeooo:rsid="00126c46"/>
    </style:style>
    <style:style style:name="T7" style:family="text">
      <style:text-properties fo:font-weight="bold" officeooo:rsid="004e8ca0"/>
    </style:style>
    <style:style style:name="T8" style:family="text">
      <style:text-properties officeooo:rsid="00173ea1"/>
    </style:style>
    <style:style style:name="T9" style:family="text">
      <style:text-properties fo:color="#ffffff"/>
    </style:style>
    <style:style style:name="T10" style:family="text">
      <style:text-properties officeooo:rsid="001e6780"/>
    </style:style>
    <style:style style:name="T11" style:family="text">
      <style:text-properties officeooo:rsid="004e8ca0"/>
    </style:style>
    <style:style style:name="T12" style:family="text">
      <style:text-properties loext:padding="0in" loext:border="none"/>
    </style:style>
    <style:style style:name="T13" style:family="text">
      <style:text-properties officeooo:rsid="006ec9db"/>
    </style:style>
    <style:style style:name="T14" style:family="text">
      <style:text-properties officeooo:rsid="006ff94a"/>
    </style:style>
    <style:style style:name="T15" style:family="text">
      <style:text-properties officeooo:rsid="00706a3c"/>
    </style:style>
    <style:style style:name="T16" style:family="text">
      <style:text-properties officeooo:rsid="00734dfc"/>
    </style:style>
    <style:style style:name="T17" style:family="text">
      <style:text-properties officeooo:rsid="0073906f"/>
    </style:style>
    <style:style style:name="T18" style:family="text">
      <style:text-properties officeooo:rsid="0066b07d"/>
    </style:style>
    <style:style style:name="fr1"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ole-draw-aspect="1" draw:frame-margin-horizontal="0px" draw:frame-margin-vertical="0px"/>
    </style:style>
    <style:style style:name="fr2" style:family="graphic" style:parent-style-name="OLE">
      <style:graphic-properties fo:margin-left="0in" fo:margin-right="0in" fo:margin-top="0in" fo:margin-bottom="0in" style:vertical-pos="top" style:vertical-rel="baseline" fo:padding="0in" fo:border="none" draw:ole-draw-aspect="1" draw:frame-margin-horizontal="0px" draw:frame-margin-vertical="0px"/>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2" text:anchor-type="page" text:anchor-page-number="1" svg:x="0in" svg:y="0in" svg:width="7.5835in" svg:height="0.9374in" draw:z-index="1">
        <draw:floating-frame draw:frame-name="google_ads_iframe_/18190176,22488008280/AdThrive_Content/5c9b6001b80bec0dfaf0b493_4"/>
      </draw:frame>
      <draw:frame draw:style-name="fr1" draw:name="Object3" text:anchor-type="page" text:anchor-page-number="1" svg:x="0in" svg:y="0in" svg:width="7.5835in" svg:height="0.9374in" draw:z-index="2">
        <draw:floating-frame draw:frame-name="google_ads_iframe_/18190176,22488008280/AdThrive_Content/5c9b6001b80bec0dfaf0b493_16"/>
      </draw:frame>
      <text:p text:style-name="P44"/>
      <text:p text:style-name="P44"/>
      <text:p text:style-name="P44"/>
      <text:p text:style-name="P44"/>
      <text:p text:style-name="P44">=================python==============</text:p>
      <text:p text:style-name="P2"><text:span text:style-name="T1">1..</text:span>Python is <text:span text:style-name="Emphasis">a computer programming language often used to build websites and software, automate tasks, and conduct data analysis.</text:span></text:p>
      <text:p text:style-name="P2"/>
      <text:p text:style-name="P2"><text:span text:style-name="T1">2. <text:s/></text:span><text:span text:style-name="Strong_20_Emphasis">What is the difference between lists and tuples?</text:span></text:p>
      <table:table table:name="Table1" table:style-name="Table1">
        <table:table-column table:style-name="Table1.A"/>
        <table:table-column table:style-name="Table1.B"/>
        <table:table-row>
          <table:table-cell table:style-name="Table1.A1" office:value-type="string">
            <text:p text:style-name="Table_20_Contents"><text:span text:style-name="Strong_20_Emphasis">Lists</text:span></text:p>
          </table:table-cell>
          <table:table-cell table:style-name="Table1.A1" office:value-type="string">
            <text:p text:style-name="Table_20_Contents"><text:span text:style-name="Strong_20_Emphasis">Tuples</text:span></text:p>
          </table:table-cell>
        </table:table-row>
        <table:table-row>
          <table:table-cell table:style-name="Table1.A1" office:value-type="string">
            <text:p text:style-name="Table_20_Contents">Lists are mutable, i.e., they can be edited</text:p>
          </table:table-cell>
          <table:table-cell table:style-name="Table1.A1" office:value-type="string">
            <text:p text:style-name="Table_20_Contents">Tuples are immutable (they are lists that cannot be edited)</text:p>
          </table:table-cell>
        </table:table-row>
        <table:table-row>
          <table:table-cell table:style-name="Table1.A1" office:value-type="string">
            <text:p text:style-name="Table_20_Contents">Lists are usually slower than tuples</text:p>
          </table:table-cell>
          <table:table-cell table:style-name="Table1.A1" office:value-type="string">
            <text:p text:style-name="Table_20_Contents">Tuples are faster than lists</text:p>
          </table:table-cell>
        </table:table-row>
        <table:table-row>
          <table:table-cell table:style-name="Table1.A1" office:value-type="string">
            <text:p text:style-name="Table_20_Contents">Lists consume a lot of memory</text:p>
          </table:table-cell>
          <table:table-cell table:style-name="Table1.A1" office:value-type="string">
            <text:p text:style-name="Table_20_Contents">Tuples consume less memory when compared to lists</text:p>
          </table:table-cell>
        </table:table-row>
        <table:table-row>
          <table:table-cell table:style-name="Table1.A1" office:value-type="string">
            <text:p text:style-name="Table_20_Contents">Lists are less reliable in terms of errors as unexpected changes are more likely to occur</text:p>
          </table:table-cell>
          <table:table-cell table:style-name="Table1.A1" office:value-type="string">
            <text:p text:style-name="Table_20_Contents">Tuples are more reliable as it is hard for any unexpected change to occur</text:p>
          </table:table-cell>
        </table:table-row>
      </table:table>
      <text:p text:style-name="P1"/>
      <table:table table:name="Table2" table:style-name="Table2">
        <table:table-column table:style-name="Table2.A"/>
        <table:table-column table:style-name="Table2.B"/>
        <table:table-row>
          <table:table-cell table:style-name="Table2.A1" office:value-type="string">
            <text:p text:style-name="Table_20_Contents">Lists consist of many built-in functions.</text:p>
          </table:table-cell>
          <table:table-cell table:style-name="Table2.A1" office:value-type="string">
            <text:p text:style-name="Table_20_Contents">Tuples do not consist of any built-in functions.</text:p>
          </table:table-cell>
        </table:table-row>
        <table:table-row>
          <table:table-cell table:style-name="Table2.A1" office:value-type="string">
            <text:p text:style-name="P24">Syntax:</text:p>
            <text:p text:style-name="P24">list_1 = [10, ‘Intellipaat’, 20]</text:p>
          </table:table-cell>
          <table:table-cell table:style-name="Table2.A1" office:value-type="string">
            <text:p text:style-name="P24">Syntax:</text:p>
            <text:p text:style-name="P25">tup_1 = (10, ‘Intellipaat’ , 20)</text:p>
          </table:table-cell>
        </table:table-row>
      </table:table>
      <text:p text:style-name="P1"/>
      <text:p text:style-name="P2"><text:span text:style-name="T1">3..</text:span><text:span text:style-name="Strong_20_Emphasis">What is pep 8?</text:span></text:p>
      <text:p text:style-name="Text_20_body">PEP in Python stands for Python Enhancement Proposal. It is a set of rules that specify how to write and design Python code for maximum readability.</text:p>
      <text:p text:style-name="P1"/>
      <text:p text:style-name="P2"><text:span text:style-name="T1">4..</text:span>Python follows an <text:span text:style-name="Strong_20_Emphasis">object-oriented programming</text:span> paradigm with the exception of having access specifiers. Other than access specifiers (public and private keywords), Python has classes, inheritance, and all other usual OOPs concepts. </text:p>
      <text:list xml:id="list2954442182" text:style-name="L1">
        <text:list-item>
          <text:p text:style-name="P68">Python is a <text:span text:style-name="Strong_20_Emphasis">cross-platform language</text:span>, i.e., a Python program written on a Windows system will also run on a Linux system with little or no modifications at all. </text:p>
        </text:list-item>
        <text:list-item>
          <text:p text:style-name="P49">Python is literally a <text:span text:style-name="Strong_20_Emphasis">general-purpose language</text:span>, i.e., Python finds its way in various domains such as web application development, automation, Data Science, Machine Learning, and more. </text:p>
        </text:list-item>
      </text:list>
      <text:p text:style-name="P1"/>
      <text:p text:style-name="P1">5..</text:p>
      <text:h text:style-name="P27" text:outline-level="3"><text:span text:style-name="Strong_20_Emphasis">How is Memory managed in Python?</text:span></text:h>
      <text:p text:style-name="P1"/>
      <text:p text:style-name="P1">Memory in Python is managed by Python private heap space. All Python objects and data structures are located in a private heap. This private heap is taken care of by Python Interpreter itself, and a programmer doesn’t have access to this private heap.</text:p>
      <text:p text:style-name="P1"/>
      <text:p text:style-name="P1">Memory for Python private heap space is made available by Python’s in-built garbage collector, which recycles and frees up all the unused memory.</text:p>
      <text:p text:style-name="P1"/>
      <text:p text:style-name="P1"/>
      <text:p text:style-name="P1"><text:soft-page-break/></text:p>
      <text:p text:style-name="P1">6..</text:p>
      <text:h text:style-name="P27" text:outline-level="3"><text:span text:style-name="Strong_20_Emphasis">What is PYTHONPATH?</text:span></text:h>
      <text:p text:style-name="Text_20_body"><text:span text:style-name="Strong_20_Emphasis">PYTHONPATH</text:span> has a role similar to PATH. This variable tells Python Interpreter where to locate the module files imported into a program. It should include the Python source library directory and the directories containing Python source code</text:p>
      <text:p text:style-name="P1"/>
      <text:p text:style-name="P1">7..</text:p>
      <text:p text:style-name="P1"/>
      <text:h text:style-name="P27" text:outline-level="3"><text:span text:style-name="Strong_20_Emphasis">What are Python Modules?</text:span></text:h>
      <text:p text:style-name="Text_20_body"><text:span text:style-name="T2">Files containing Python codes are referred to as </text:span><text:a xlink:type="simple" xlink:href="https://intellipaat.com/blog/tutorial/python-tutorial/python-modules/" office:target-frame-name="_blank" xlink:show="new" text:style-name="Internet_20_link" text:visited-style-name="Visited_20_Internet_20_Link"><text:span text:style-name="T5">Python Modules</text:span></text:a><text:span text:style-name="T2">.</text:span></text:p>
      <text:p text:style-name="P3">It is a file with “.py” extension containing an executable code.</text:p>
      <text:p text:style-name="P10">Commonly used built modules are listed below:</text:p>
      <text:list xml:id="list1104823365" text:style-name="L2">
        <text:list-item>
          <text:p text:style-name="P69"><text:span text:style-name="T2">os</text:span> </text:p>
        </text:list-item>
        <text:list-item>
          <text:p text:style-name="P69"><text:span text:style-name="T2">sys</text:span> </text:p>
        </text:list-item>
        <text:list-item>
          <text:p text:style-name="P69"><text:span text:style-name="T2">data time</text:span> </text:p>
        </text:list-item>
        <text:list-item>
          <text:p text:style-name="P69"><text:span text:style-name="T2">math</text:span> </text:p>
        </text:list-item>
        <text:list-item>
          <text:p text:style-name="P69"><text:span text:style-name="T2">random</text:span> </text:p>
        </text:list-item>
        <text:list-item>
          <text:p text:style-name="P50"><text:span text:style-name="T2">JSON</text:span> </text:p>
        </text:list-item>
      </text:list>
      <text:p text:style-name="P3">8..</text:p>
      <text:p text:style-name="P3"/>
      <text:h text:style-name="P28" text:outline-level="3"><text:span text:style-name="Strong_20_Emphasis">What are python namespaces?</text:span></text:h>
      <text:p text:style-name="Text_20_body">A Python namespace ensures that object names in a program are unique and can be used without any conflict. Python implements these namespaces as dictionaries with ‘name as key’ mapped to its respective ‘object as value’.</text:p>
      <text:p text:style-name="P3"/>
      <text:h text:style-name="P28" text:outline-level="3"><text:span text:style-name="Strong_20_Emphasis">10. Explain Inheritance in Python with an example?</text:span></text:h>
      <text:p text:style-name="Text_20_body">As Python follows an <text:span text:style-name="Strong_20_Emphasis">object-oriented </text:span>programming paradigm, classes in Python have the ability to inherit the properties of another class. This process is known as inheritance. Inheritance provides the <text:span text:style-name="Strong_20_Emphasis">code reusability feature</text:span></text:p>
      <text:h text:style-name="P28" text:outline-level="3"><text:span text:style-name="Strong_20_Emphasis">12. What is a dictionary in Python?</text:span></text:h>
      <text:p text:style-name="Text_20_body">Python dictionary is one of the supported <text:a xlink:type="simple" xlink:href="https://intellipaat.com/blog/tutorial/python-tutorial/python-datatypes/" office:target-frame-name="_blank" xlink:show="new" text:style-name="Internet_20_link" text:visited-style-name="Visited_20_Internet_20_Link">data types in Python</text:a>. It is an unordered collection of elements. The elements in dictionaries are stored as key-value pairs. Dictionaries are indexed by keys.</text:p>
      <text:p text:style-name="Text_20_body"/>
      <text:p text:style-name="Text_20_body"><text:span text:style-name="Strong_20_Emphasis">Syntax:</text:span></text:p>
      <text:p text:style-name="P26">dict={‘Country’:’India’,’Capital’:’New Delhi’, }</text:p>
      <text:p text:style-name="Text_20_body"><text:span text:style-name="Strong_20_Emphasis">Output</text:span>: Country<text:span text:style-name="Strong_20_Emphasis">:</text:span> India, Capital<text:span text:style-name="Strong_20_Emphasis">:</text:span> New Delhi</text:p>
      <text:p text:style-name="Text_20_body"><text:soft-page-break/></text:p>
      <text:h text:style-name="Heading_20_3" text:outline-level="3"><text:span text:style-name="Strong_20_Emphasis">13. What are functions in Python?</text:span></text:h>
      <text:p text:style-name="Text_20_body">A function is a block of code which is executed only when a call is made to the function. <text:span text:style-name="Strong_20_Emphasis">def</text:span> keyword is used to define a particular function as shown below:</text:p>
      <text:p text:style-name="Preformatted_20_Text">def function():</text:p>
      <text:p text:style-name="Preformatted_20_Text">print("Hi, Welcome to Intellipaat")</text:p>
      <text:p text:style-name="P26">function(); # call to the function</text:p>
      <text:p text:style-name="Text_20_body"><text:span text:style-name="Strong_20_Emphasis">Output:</text:span></text:p>
      <text:p text:style-name="Text_20_body">Hi, Welcome to Intellipaat</text:p>
      <text:h text:style-name="Heading_20_3" text:outline-level="3"><text:span text:style-name="Strong_20_Emphasis">14. What is __init__ in Python?</text:span></text:h>
      <text:p text:style-name="Text_20_body">Equivalent to constructors in OOP terminology, __init__ is a reserved method in<text:a xlink:type="simple" xlink:href="https://intellipaat.com/blog/tutorial/python-tutorial/python-classes-and-objects/" office:target-frame-name="_blank" xlink:show="new" text:style-name="Internet_20_link" text:visited-style-name="Visited_20_Internet_20_Link"> Python classes</text:a>. The __init__ method is called automatically whenever a new object is initiated. This method allocates memory to the new object as soon as it is created. This method can also be used to initialize variables.</text:p>
      <text:p text:style-name="Text_20_body"><text:span text:style-name="Strong_20_Emphasis">Syntax </text:span></text:p>
      <text:p text:style-name="Preformatted_20_Text">(for defining the __init__ method):</text:p>
      <text:p text:style-name="Preformatted_20_Text">class Human:</text:p>
      <text:p text:style-name="Preformatted_20_Text"># init method or constructor</text:p>
      <text:p text:style-name="Preformatted_20_Text">def __init__(self, age):</text:p>
      <text:p text:style-name="Preformatted_20_Text">self.age = age</text:p>
      <text:p text:style-name="Preformatted_20_Text"># Sample Method</text:p>
      <text:p text:style-name="Preformatted_20_Text">def say(self):</text:p>
      <text:p text:style-name="Preformatted_20_Text">print('Hello, my age is', self.age)</text:p>
      <text:p text:style-name="Preformatted_20_Text">h= Human(22)</text:p>
      <text:p text:style-name="P26">h.say()</text:p>
      <text:p text:style-name="Text_20_body"><text:span text:style-name="Strong_20_Emphasis">Output:</text:span></text:p>
      <text:p text:style-name="Text_20_body">Hello, my age is 22</text:p>
      <text:h text:style-name="Heading_20_3" text:outline-level="3"><text:span text:style-name="Strong_20_Emphasis">15. What are the common built-in data types in Python?</text:span></text:h>
      <text:p text:style-name="Text_20_body">Python supports the below-mentioned built-in data types:</text:p>
      <text:p text:style-name="Text_20_body"><text:span text:style-name="Strong_20_Emphasis">Immutable data types:</text:span></text:p>
      <text:list xml:id="list1826007272" text:style-name="L3">
        <text:list-item>
          <text:p text:style-name="P70">Number </text:p>
        </text:list-item>
        <text:list-item>
          <text:p text:style-name="P70">String </text:p>
        </text:list-item>
        <text:list-item>
          <text:p text:style-name="P51">Tuple </text:p>
        </text:list-item>
      </text:list>
      <text:p text:style-name="Text_20_body"><text:span text:style-name="Strong_20_Emphasis">Mutable data types:</text:span></text:p>
      <text:list xml:id="list3491747772" text:style-name="L4">
        <text:list-item>
          <text:p text:style-name="P71">List </text:p>
        </text:list-item>
        <text:list-item>
          <text:p text:style-name="P71">Dictionary </text:p>
        </text:list-item>
        <text:list-item>
          <text:p text:style-name="P52">set </text:p>
        </text:list-item>
      </text:list>
      <text:h text:style-name="Heading_20_3" text:outline-level="3"><text:soft-page-break/><text:span text:style-name="Strong_20_Emphasis">16. What are local variables and global variables in Python?</text:span></text:h>
      <text:p text:style-name="Text_20_body"><text:span text:style-name="Strong_20_Emphasis">Local variable</text:span>: Any variable declared inside a function is known as Local variable and it’s accessibility remains inside that function only.</text:p>
      <text:p text:style-name="Text_20_body"><text:span text:style-name="Strong_20_Emphasis">Global Variable</text:span>: Any variable declared outside the function is known as Global variable and it can be easily accessible by any function present throughout the program.</text:p>
      <text:p text:style-name="Preformatted_20_Text">g=4                #global variable</text:p>
      <text:p text:style-name="Preformatted_20_Text">def func_multiply():</text:p>
      <text:p text:style-name="Preformatted_20_Text">l=5       #local variable</text:p>
      <text:p text:style-name="Preformatted_20_Text">m=g*l</text:p>
      <text:p text:style-name="Preformatted_20_Text">return m</text:p>
      <text:p text:style-name="P26">func_multiply()</text:p>
      <text:p text:style-name="Text_20_body"><text:span text:style-name="Strong_20_Emphasis">Output: </text:span>20<text:line-break/>If you try to access the  local variable outside the multiply function then you will end up with getting an error.</text:p>
      <text:h text:style-name="Heading_20_3" text:outline-level="3"><text:span text:style-name="Strong_20_Emphasis">17. What is type conversion in Python?</text:span></text:h>
      <text:p text:style-name="Text_20_body">Python provides you with a much-needed functionality of converting one form of data type into the needed one and this is known as type conversion.</text:p>
      <text:p text:style-name="Text_20_body">Type Conversion is classified into types:</text:p>
      <text:p text:style-name="Text_20_body">1.Implicit Type Conversion: In this form of <text:a xlink:type="simple" xlink:href="https://intellipaat.com/blog/tutorial/python-tutorial/type-conversion-in-python/" office:target-frame-name="_blank" xlink:show="new" text:style-name="Internet_20_link" text:visited-style-name="Visited_20_Internet_20_Link"><text:span text:style-name="Strong_20_Emphasis">Type conversion python</text:span></text:a> interpreter helps in automatically converting the data type into another data type without any User involvement.</text:p>
      <text:p text:style-name="P12">Eg</text:p>
      <text:p text:style-name="P12">a=10, b=10</text:p>
      <text:p text:style-name="P12">sum=a+b</text:p>
      <text:p text:style-name="P12">print(type(sum))</text:p>
      <text:p text:style-name="Text_20_body">2.Explicit Type Conversion: In this  form of Type conversion the data  type inn changed into a required type by the user.</text:p>
      <text:p text:style-name="Text_20_body">Various Functions of explicit conversion are show below:</text:p>
      <text:p text:style-name="P38">eg</text:p>
      <text:p text:style-name="P35">int() –  function converts any data type into integer.</text:p>
      <text:p text:style-name="P26">float() –   function converts any data type into float.</text:p>
      <text:p text:style-name="Text_20_body"/>
      <text:h text:style-name="P28" text:outline-level="3"><text:span text:style-name="Strong_20_Emphasis">19. What is the difference between Python Arrays and lists?</text:span></text:h>
      <table:table table:name="Table3" table:style-name="Table3">
        <table:table-column table:style-name="Table3.A"/>
        <table:table-column table:style-name="Table3.B"/>
        <table:table-row>
          <table:table-cell table:style-name="Table3.A1" office:value-type="string">
            <text:p text:style-name="Table_20_Contents">List</text:p>
          </table:table-cell>
          <table:table-cell table:style-name="Table3.A1" office:value-type="string">
            <text:p text:style-name="Table_20_Contents">Array</text:p>
          </table:table-cell>
        </table:table-row>
        <table:table-row>
          <table:table-cell table:style-name="Table3.A1" office:value-type="string">
            <text:p text:style-name="Table_20_Contents">Consists of elements belonging to different data types</text:p>
          </table:table-cell>
          <table:table-cell table:style-name="Table3.A1" office:value-type="string">
            <text:p text:style-name="Table_20_Contents">Consists of only those elements having the same data type</text:p>
          </table:table-cell>
        </table:table-row>
        <table:table-row>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Table_20_Contents">Can be nested to have different type of elements</text:p>
          </table:table-cell>
          <table:table-cell table:style-name="Table3.A1" office:value-type="string">
            <text:p text:style-name="Table_20_Contents">Must have all nested elements of the same size</text:p>
          </table:table-cell>
        </table:table-row>
        <table:table-row>
          <table:table-cell table:style-name="Table3.A1" office:value-type="string">
            <text:p text:style-name="Table_20_Contents"/>
          </table:table-cell>
          <table:table-cell table:style-name="Table3.A1" office:value-type="string">
            <text:p text:style-name="Table_20_Contents"/>
          </table:table-cell>
        </table:table-row>
        <text:soft-page-break/>
        <table:table-row>
          <table:table-cell table:style-name="Table3.A1" office:value-type="string">
            <text:p text:style-name="Table_20_Contents">More flexible to allow easy modification (addition or deletion) of data</text:p>
          </table:table-cell>
          <table:table-cell table:style-name="Table3.A1" office:value-type="string">
            <text:p text:style-name="Table_20_Contents">Less flexible since addition or deletion has to be done element-wise</text:p>
          </table:table-cell>
        </table:table-row>
        <table:table-row>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Table_20_Contents"><text:span text:style-name="Strong_20_Emphasis">Syntax:</text:span><text:line-break/>list = [1,”Hello”,[‘a’,’e’]]</text:p>
          </table:table-cell>
          <table:table-cell table:style-name="Table3.A1" office:value-type="string">
            <text:p text:style-name="Table_20_Contents"><text:span text:style-name="Strong_20_Emphasis">Syntax:</text:span><text:line-break/>import array<text:line-break/>array_demo = array.array(‘i’, [1, 2, 3])<text:line-break/>(array  as integer type)</text:p>
          </table:table-cell>
        </table:table-row>
      </table:table>
      <text:p text:style-name="P3"/>
      <text:h text:style-name="P27" text:outline-level="3"><text:span text:style-name="Strong_20_Emphasis">20. Is python case sensitive?</text:span></text:h>
      <text:p text:style-name="Text_20_body">Yes,Python is a case sensitive language.This means that Function and function both are different in python alike SQL and Pascal.</text:p>
      <text:h text:style-name="P27" text:outline-level="3"><text:span text:style-name="Strong_20_Emphasis">21. What does [::-1] do?</text:span></text:h>
      <text:p text:style-name="Text_20_body">[::-1] ,this is an example of slice notation and helps to reverse the sequence with the help of indexing.</text:p>
      <text:p text:style-name="Text_20_body">[Start,stop,step count]</text:p>
      <text:p text:style-name="Text_20_body">Let’s understand with an example of an array:</text:p>
      <text:p text:style-name="Preformatted_20_Text">import array as arr</text:p>
      <text:p text:style-name="Preformatted_20_Text">Array_d=arr.array('i',[1,2,3,4,5])</text:p>
      <text:p text:style-name="P26">Array_d[::-1]          #reverse the array or sequence</text:p>
      <text:p text:style-name="Text_20_body"><text:span text:style-name="Strong_20_Emphasis">Output:</text:span> 5,4,3,2,1</text:p>
      <text:h text:style-name="P27" text:outline-level="3"><text:span text:style-name="Strong_20_Emphasis">22. What are Python packages?</text:span></text:h>
      <text:p text:style-name="Text_20_body">A Python package refers to the collection of different sub-packages and modules based on the similarities of the function</text:p>
      <text:h text:style-name="P27" text:outline-level="3"><text:span text:style-name="Strong_20_Emphasis">23. What are decorators in Python?</text:span></text:h>
      <text:p text:style-name="P1">Python has an interesting feature called <text:span text:style-name="Strong_20_Emphasis">decorators</text:span> to add functionality to an existing code.</text:p>
      <text:p text:style-name="P1">We can use the <text:span text:style-name="Source_20_Text">@</text:span> symbol along with the name of the decorator function and place it above the definition of the function to be decorated. <text:span text:style-name="T8">For eg</text:span></text:p>
      <text:p text:style-name="P1"/>
      <text:p text:style-name="P36"><text:span text:style-name="Source_20_Text">@make_pretty</text:span></text:p>
      <text:p text:style-name="Preformatted_20_Text"><text:span text:style-name="Source_20_Text">def ordinary():</text:span></text:p>
      <text:p text:style-name="P26"><text:span text:style-name="Source_20_Text"><text:s text:c="4"/>print("I am ordinary")</text:span></text:p>
      <text:p text:style-name="P13">is equivalent to</text:p>
      <text:p text:style-name="Preformatted_20_Text"><text:span text:style-name="Source_20_Text">def ordinary():</text:span></text:p>
      <text:p text:style-name="Preformatted_20_Text"><text:span text:style-name="Source_20_Text"><text:s text:c="4"/>print("I am ordinary")</text:span></text:p>
      <text:p text:style-name="P26"><text:span text:style-name="Source_20_Text">ordinary = make_pretty(ordinary)</text:span></text:p>
      <text:h text:style-name="P27" text:outline-level="3"><text:span text:style-name="Strong_20_Emphasis">24. Is indentation required in Python?</text:span></text:h>
      <text:p text:style-name="Text_20_body">Indentation in Python is compulsory and is part of its syntax.</text:p>
      <text:p text:style-name="P1"><text:soft-page-break/>Indentation provides better readability to the code, which is probably why Python has made it compulsory.</text:p>
      <text:p text:style-name="P1"/>
      <text:h text:style-name="P27" text:outline-level="3"><text:span text:style-name="Strong_20_Emphasis">25. How does break, continue, and pass work?</text:span></text:h>
      <text:p text:style-name="Text_20_body">These statements help to change the phase of execution from the normal flow that is why they are termed loop control statements.</text:p>
      <text:p text:style-name="Text_20_body"><text:span text:style-name="Strong_20_Emphasis">Python break</text:span>: This statement helps terminate the loop or the statement and pass the control to the next statement.</text:p>
      <text:p text:style-name="Text_20_body"><text:span text:style-name="Strong_20_Emphasis">Python</text:span> <text:span text:style-name="Strong_20_Emphasis">continue</text:span>: This statement helps force the execution of the next iteration when a specific condition meets, instead of terminating it.</text:p>
      <text:p text:style-name="Text_20_body"><text:span text:style-name="Strong_20_Emphasis">Python</text:span> <text:span text:style-name="Strong_20_Emphasis">pass</text:span>: This statement helps write the code syntactically and wants to skip the execution. It is also considered a null operation as nothing happens when you execute the pass statement.</text:p>
      <text:h text:style-name="P27" text:outline-level="3"><text:span text:style-name="Strong_20_Emphasis">26. How can you randomize the items of a list in place in Python?</text:span></text:h>
      <text:p text:style-name="Text_20_body">This can be easily achieved by using the <text:span text:style-name="Strong_20_Emphasis">Shuffle()</text:span> function from the<text:span text:style-name="Strong_20_Emphasis"> random</text:span> library as shown below:</text:p>
      <text:p text:style-name="Text_20_body">from random import shuffle</text:p>
      <text:p text:style-name="Preformatted_20_Text">List = ['He', 'Loves', 'To', 'Code', 'In', 'Python']</text:p>
      <text:p text:style-name="Preformatted_20_Text">shuffle(List)</text:p>
      <text:p text:style-name="P26">print(List)</text:p>
      <text:p text:style-name="Text_20_body"><text:span text:style-name="Strong_20_Emphasis">Output</text:span>: [‘Loves’,’He’ ,’To ,’In’, ‘Python’,’Code’]</text:p>
      <text:h text:style-name="P27" text:outline-level="3"><text:span text:style-name="Strong_20_Emphasis">32. What is a map function in Python?</text:span></text:h>
      <text:p text:style-name="Text_20_body">The map() function in Python has two parameters, function and iterable. </text:p>
      <text:p text:style-name="P13">It returns an object list of results.</text:p>
      <text:p text:style-name="Text_20_body">For example:</text:p>
      <text:p text:style-name="Preformatted_20_Text">def calculateSq(n):</text:p>
      <text:p text:style-name="Preformatted_20_Text">return n*n</text:p>
      <text:p text:style-name="Preformatted_20_Text">numbers = (2, 3, 4, 5)</text:p>
      <text:p text:style-name="Preformatted_20_Text">result = map( calculateSq, numbers)</text:p>
      <text:p text:style-name="P26">print(result)</text:p>
      <text:p text:style-name="P4">Output: [4, 9, 16, 25]</text:p>
      <text:p text:style-name="P4"/>
      <text:h text:style-name="P29" text:outline-level="3"><text:span text:style-name="Strong_20_Emphasis">33. What are the generators in python?</text:span></text:h>
      <text:p text:style-name="Text_20_body">Generator refers to the function that returns an iterable set of items.</text:p>
      <text:h text:style-name="Heading_20_3" text:outline-level="3"><text:span text:style-name="Strong_20_Emphasis">34. What are python iterators?</text:span></text:h>
      <text:p text:style-name="Text_20_body">These are the certain objects that are easily traversed and iterated when needed.</text:p>
      <text:h text:style-name="Heading_20_3" text:outline-level="3"><text:soft-page-break/><text:span text:style-name="Strong_20_Emphasis">35. Do we need to declare variables with data types in Python?</text:span></text:h>
      <text:p text:style-name="Text_20_body">No. Python is a dynamically typed language, I.E., Python Interpreter automatically identifies the data type of a variable based on the type of value assigned to the variable.</text:p>
      <text:h text:style-name="P29" text:outline-level="3"><text:span text:style-name="Strong_20_Emphasis">36. What are Dict and List comprehensions?</text:span></text:h>
      <text:p text:style-name="P4">help to build altered and filtered lists, dictionaries</text:p>
      <text:p text:style-name="P14">Comprehensions are beneficial in the following scenarios:</text:p>
      <text:list xml:id="list2482690970" text:style-name="L5">
        <text:list-item>
          <text:p text:style-name="P72">Performing mathematical operations on the entire list </text:p>
        </text:list-item>
        <text:list-item>
          <text:p text:style-name="P53">Performing conditional filtering operations on the entire list</text:p>
        </text:list-item>
      </text:list>
      <text:p text:style-name="P14"><text:span text:style-name="Strong_20_Emphasis">For example:</text:span></text:p>
      <text:p text:style-name="Preformatted_20_Text">my_list = [2, 3, 5, 7, 11]</text:p>
      <text:p text:style-name="P26">squared_list = [x**2 for x in my_list]    # list comprehension</text:p>
      <text:p text:style-name="Text_20_body"># output =&gt; [4 , 9 , 25 , 49 , 121]</text:p>
      <text:p text:style-name="P26">squared_dict = {x:x**2 for x in my_list}    # dict comprehension</text:p>
      <text:p text:style-name="P15"># output =&gt; {2: 4 , 3: 9 , 5: 25 , 7: 49, 11: 121}</text:p>
      <text:h text:style-name="P30" text:outline-level="3"><text:span text:style-name="Strong_20_Emphasis">39. What is the difference between range &amp; xrange?</text:span></text:h>
      <text:p text:style-name="P15">ange() and xrange() are used to iterate in a for loop for a fixed number of times. Functionality-wise, both these functions are the same.</text:p>
      <text:p text:style-name="P15"/>
      <table:table table:name="Table4" table:style-name="Table4">
        <table:table-column table:style-name="Table4.A"/>
        <table:table-column table:style-name="Table4.B"/>
        <table:table-row>
          <table:table-cell table:style-name="Table4.A1" office:value-type="string">
            <text:p text:style-name="Table_20_Contents">range() Method</text:p>
          </table:table-cell>
          <table:table-cell table:style-name="Table4.A1" office:value-type="string">
            <text:p text:style-name="Table_20_Contents">xrange() Method</text:p>
          </table:table-cell>
        </table:table-row>
        <table:table-row>
          <table:table-cell table:style-name="Table4.A1" office:value-type="string">
            <text:p text:style-name="Table_20_Contents">In Python 3, xrange() is not supported; instead, the range() function is used to iterate in for loops</text:p>
          </table:table-cell>
          <table:table-cell table:style-name="Table4.A1" office:value-type="string">
            <text:p text:style-name="Table_20_Contents">The xrange() function is used in Python 2 to iterate in for loops</text:p>
          </table:table-cell>
        </table:table-row>
        <table:table-row>
          <table:table-cell table:style-name="Table4.A1" office:value-type="string">
            <text:p text:style-name="Table_20_Contents">It returns a list</text:p>
          </table:table-cell>
          <table:table-cell table:style-name="Table4.A1" office:value-type="string">
            <text:p text:style-name="Table_20_Contents">It returns a generator object as it doesn’t really generate a static list at the run time</text:p>
          </table:table-cell>
        </table:table-row>
        <table:table-row>
          <table:table-cell table:style-name="Table4.A1" office:value-type="string">
            <text:p text:style-name="Table_20_Contents">It takes more memory as it keeps the entire list of iterating numbers in memory</text:p>
          </table:table-cell>
          <table:table-cell table:style-name="Table4.A1" office:value-type="string">
            <text:p text:style-name="Table_20_Contents">It takes less memory as it keeps only one number at a time in memory</text:p>
          </table:table-cell>
        </table:table-row>
      </table:table>
      <text:p text:style-name="P15"/>
      <text:h text:style-name="P30" text:outline-level="3"><text:span text:style-name="Strong_20_Emphasis">41. What do you understand by Tkinter?</text:span></text:h>
      <text:p text:style-name="Text_20_body">Tkinter is a built-in Python module that is used to create GUI applications.</text:p>
      <text:p text:style-name="P15"/>
      <text:h text:style-name="P30" text:outline-level="3"><text:span text:style-name="Strong_20_Emphasis">43. Differentiate between NumPy and SciPy?</text:span></text:h>
      <table:table table:name="Table5" table:style-name="Table5">
        <table:table-column table:style-name="Table5.A"/>
        <table:table-column table:style-name="Table5.B"/>
        <table:table-row>
          <table:table-cell table:style-name="Table5.A1" office:value-type="string">
            <text:p text:style-name="P32"><text:span text:style-name="Strong_20_Emphasis"><text:span text:style-name="T9">NumPy</text:span></text:span></text:p>
          </table:table-cell>
          <table:table-cell table:style-name="Table5.A1" office:value-type="string">
            <text:p text:style-name="P32"><text:span text:style-name="Strong_20_Emphasis"><text:span text:style-name="T9">SciPy</text:span></text:span></text:p>
          </table:table-cell>
        </table:table-row>
        <table:table-row>
          <table:table-cell table:style-name="Table5.A4" office:value-type="string">
            <text:p text:style-name="Table_20_Contents">NumPy stands for Numerical Python</text:p>
          </table:table-cell>
          <table:table-cell table:style-name="Table5.B4" office:value-type="string">
            <text:p text:style-name="Table_20_Contents">SciPy stands for Scientific Python</text:p>
          </table:table-cell>
        </table:table-row>
        <table:table-row>
          <table:table-cell table:style-name="Table5.A4" office:value-type="string">
            <text:p text:style-name="Table_20_Contents">It is used for efficient and general numeric computations on numerical data saved in arrays. E.g., sorting, indexing, reshaping, and more</text:p>
          </table:table-cell>
          <table:table-cell table:style-name="Table5.B4" office:value-type="string">
            <text:p text:style-name="Table_20_Contents">This module is a collection of tools in Python used to perform operations such as integration, differentiation, and more</text:p>
          </table:table-cell>
        </table:table-row>
        <table:table-row>
          <table:table-cell table:style-name="Table5.A4" office:value-type="string">
            <text:p text:style-name="Table_20_Contents">There are some linear algebraic functions available <text:soft-page-break/>in this module, but they are not full-fledged</text:p>
          </table:table-cell>
          <table:table-cell table:style-name="Table5.B4" office:value-type="string">
            <text:p text:style-name="Table_20_Contents">Full-fledged algebraic functions are available <text:soft-page-break/>in SciPy for algebraic computations</text:p>
          </table:table-cell>
        </table:table-row>
      </table:table>
      <text:p text:style-name="P15"/>
      <text:h text:style-name="P30" text:outline-level="3"><text:span text:style-name="Strong_20_Emphasis">46. Explain the use of the 'with' statement and its syntax?</text:span></text:h>
      <text:p text:style-name="Text_20_body">In Python, using the ‘with’ statement, we can open a file and close it as soon as the block of code, where ‘with’ is used, exits. In this way, we can opt for not using the close() method.</text:p>
      <text:p text:style-name="P26">with open("filename", "mode") as file_var:</text:p>
      <text:h text:style-name="P30" text:outline-level="3"><text:span text:style-name="Strong_20_Emphasis">47. Write a code to display the contents of a file in reverse?</text:span></text:h>
      <text:p text:style-name="Text_20_body">To display the contents of a file in reverse, the following code can be used:</text:p>
      <text:p text:style-name="Preformatted_20_Text">for line in reversed(list(open(filename.txt))):</text:p>
      <text:p text:style-name="P26">print(line.rstrip())</text:p>
      <text:h text:style-name="P30" text:outline-level="3"><text:span text:style-name="Strong_20_Emphasis">49. Write a command to open the file c:\hello.txt for writing?</text:span></text:h>
      <text:p text:style-name="Text_20_body">Command:</text:p>
      <text:p text:style-name="P26">f= open(“hello.txt”, “wt”)</text:p>
      <text:h text:style-name="P30" text:outline-level="3"><text:span text:style-name="Strong_20_Emphasis">51. What does *args and **kwargs mean?</text:span></text:h>
      <text:list xml:id="list1371463978" text:style-name="L6">
        <text:list-item>
          <text:p text:style-name="P73">.*args: It is used to pass multiple arguments in a function. </text:p>
        </text:list-item>
        <text:list-item>
          <text:p text:style-name="P54">**kwargs: It is used to pass multiple keyworded arguments in a function in python. </text:p>
        </text:list-item>
      </text:list>
      <text:p text:style-name="P17"><text:span text:style-name="T10">Eg for args<text:line-break/></text:span><text:span text:style-name="Source_20_Text">def adder(*num):</text:span></text:p>
      <text:p text:style-name="Preformatted_20_Text"><text:span text:style-name="Source_20_Text"><text:s text:c="4"/>sum = 0</text:span></text:p>
      <text:p text:style-name="Preformatted_20_Text"><text:span text:style-name="Source_20_Text"><text:s text:c="4"/></text:span></text:p>
      <text:p text:style-name="Preformatted_20_Text"><text:span text:style-name="Source_20_Text"><text:s text:c="4"/>for n in num:</text:span></text:p>
      <text:p text:style-name="Preformatted_20_Text"><text:span text:style-name="Source_20_Text"><text:s text:c="8"/>sum = sum + n</text:span></text:p>
      <text:p text:style-name="Preformatted_20_Text"/>
      <text:p text:style-name="Preformatted_20_Text"><text:span text:style-name="Source_20_Text"><text:s text:c="4"/>print("Sum:",sum)</text:span></text:p>
      <text:p text:style-name="Preformatted_20_Text"/>
      <text:p text:style-name="Preformatted_20_Text"><text:span text:style-name="Source_20_Text">adder(3,5)</text:span></text:p>
      <text:p text:style-name="Preformatted_20_Text"><text:span text:style-name="Source_20_Text">adder(4,5,6,7)</text:span></text:p>
      <text:p text:style-name="P26"><text:span text:style-name="Source_20_Text">adder(1,2,3,5,6)</text:span></text:p>
      <text:p text:style-name="P16">when we run the above program, the output will be</text:p>
      <text:p text:style-name="Preformatted_20_Text"><text:span text:style-name="Example">Sum: 8</text:span></text:p>
      <text:p text:style-name="Preformatted_20_Text"><text:span text:style-name="Example">Sum: 22</text:span></text:p>
      <text:p text:style-name="P26"><text:span text:style-name="Example">Sum: 17</text:span></text:p>
      <text:p text:style-name="P23"><text:span text:style-name="Example"><text:span text:style-name="T10">Eg for kwargs</text:span></text:span></text:p>
      <text:p text:style-name="P37"><text:span text:style-name="Source_20_Text">def intro(**data):</text:span></text:p>
      <text:p text:style-name="Preformatted_20_Text"><text:span text:style-name="Source_20_Text"><text:s text:c="4"/>print("\nData type of argument:",type(data))</text:span></text:p>
      <text:p text:style-name="Preformatted_20_Text"/>
      <text:p text:style-name="Preformatted_20_Text"><text:span text:style-name="Source_20_Text"><text:s text:c="4"/>for key, value in data.items():</text:span></text:p>
      <text:p text:style-name="Preformatted_20_Text"><text:span text:style-name="Source_20_Text"><text:s text:c="8"/>print("{} is {}".format(key,value))</text:span></text:p>
      <text:p text:style-name="Preformatted_20_Text"/>
      <text:p text:style-name="Preformatted_20_Text"><text:span text:style-name="Source_20_Text">intro(Firstname="Sita", Lastname="Sharma", Age=22, Phone=1234567890)</text:span></text:p>
      <text:p text:style-name="P26"><text:soft-page-break/><text:span text:style-name="Source_20_Text">intro(Firstname="John", Lastname="Wood", Email="johnwood@nomail.com", Country="Wakanda", Age=25, Phone=9876543210)</text:span></text:p>
      <text:p text:style-name="P16">When we run the above program, the output will be</text:p>
      <text:p text:style-name="Preformatted_20_Text"><text:span text:style-name="Example">Data type of argument: &lt;class 'dict'&gt;</text:span></text:p>
      <text:p text:style-name="Preformatted_20_Text"><text:span text:style-name="Example">Firstname is Sita</text:span></text:p>
      <text:p text:style-name="Preformatted_20_Text"><text:span text:style-name="Example">Lastname is Sharma</text:span></text:p>
      <text:p text:style-name="Preformatted_20_Text"><text:span text:style-name="Example">Age is 22</text:span></text:p>
      <text:p text:style-name="Preformatted_20_Text"><text:span text:style-name="Example">Phone is 1234567890</text:span></text:p>
      <text:p text:style-name="Preformatted_20_Text"/>
      <text:p text:style-name="Preformatted_20_Text"><text:span text:style-name="Example">Data type of argument: &lt;class 'dict'&gt;</text:span></text:p>
      <text:p text:style-name="Preformatted_20_Text"><text:span text:style-name="Example">Firstname is John</text:span></text:p>
      <text:p text:style-name="Preformatted_20_Text"><text:span text:style-name="Example">Lastname is Wood</text:span></text:p>
      <text:p text:style-name="Preformatted_20_Text"><text:span text:style-name="Example">Email is johnwood@nomail.com</text:span></text:p>
      <text:p text:style-name="Preformatted_20_Text"><text:span text:style-name="Example">Country is Wakanda</text:span></text:p>
      <text:p text:style-name="Preformatted_20_Text"><text:span text:style-name="Example">Age is 25</text:span></text:p>
      <text:p text:style-name="P26"><text:span text:style-name="Example">Phone is 9876543210</text:span></text:p>
      <text:h text:style-name="P31" text:outline-level="3"><text:span text:style-name="Strong_20_Emphasis">52. How will you remove duplicate elements from a list?</text:span></text:h>
      <text:p text:style-name="Text_20_body">To remove duplicate elements from the list we use the set() function.</text:p>
      <text:p text:style-name="Text_20_body">Consider the below example:</text:p>
      <text:p text:style-name="Preformatted_20_Text">demo_list=[5,4,4,6,8,12,12,1,5]</text:p>
      <text:p text:style-name="Preformatted_20_Text"><text:s/>unique_list = list(set(demo_list))</text:p>
      <text:p text:style-name="P26">output:[1,5,6,8,12]</text:p>
      <text:h text:style-name="P31" text:outline-level="3"><text:span text:style-name="Strong_20_Emphasis">53. How can files be deleted in Python?</text:span></text:h>
      <text:p text:style-name="Text_20_body">You need to import the OS Module and use os.remove() function for deleting a file in python.<text:line-break/>consider the code below:</text:p>
      <text:p text:style-name="Preformatted_20_Text">import os</text:p>
      <text:p text:style-name="P26">os.remove("file_name.txt")</text:p>
      <text:h text:style-name="P31" text:outline-level="3"><text:span text:style-name="Strong_20_Emphasis">54. How will you read a random line in a file?</text:span></text:h>
      <text:p text:style-name="Text_20_body">We can read a random line in a file using the random module.</text:p>
      <text:p text:style-name="Text_20_body">For example:</text:p>
      <text:p text:style-name="Preformatted_20_Text">import random</text:p>
      <text:p text:style-name="Preformatted_20_Text">def read_random(fname):</text:p>
      <text:p text:style-name="Preformatted_20_Text"><text:tab/>lines = open(fname).read().splitlines()</text:p>
      <text:p text:style-name="Preformatted_20_Text"><text:tab/>return random.choice(lines)</text:p>
      <text:p text:style-name="P26">print(read_random (‘hello.txt’))</text:p>
      <text:h text:style-name="P31" text:outline-level="3"><text:span text:style-name="Strong_20_Emphasis">55. Write a Python program to count the total number of lines in a text file?</text:span></text:h>
      <text:p text:style-name="Preformatted_20_Text">def file_count(fname):</text:p>
      <text:p text:style-name="Preformatted_20_Text">with open(fname) as f:</text:p>
      <text:p text:style-name="Preformatted_20_Text">for i, 1 in enumerate(f):</text:p>
      <text:p text:style-name="Preformatted_20_Text">paas</text:p>
      <text:p text:style-name="Preformatted_20_Text">return i+1</text:p>
      <text:p text:style-name="P26">print(“Total number of lines in the text file: ”, file_count(“file.txt”))</text:p>
      <text:p text:style-name="P16"><text:soft-page-break/>when dealing with iterators, we also get need to keep a count of iterations. Python eases the programmers’ task by providing a built-in function enumerate() </text:p>
      <text:p text:style-name="P16"/>
      <text:h text:style-name="P31" text:outline-level="3"><text:span text:style-name="Strong_20_Emphasis">58. Whenever Python exits, why isn’t all the memory de-allocated?</text:span></text:h>
      <text:list xml:id="list3913490939" text:style-name="L7">
        <text:list-item>
          <text:p text:style-name="P74">Whenever Python exits, especially those Python modules which are having circular references to other objects or the objects that are referenced from the global namespaces are not always de-allocated or freed. </text:p>
        </text:list-item>
        <text:list-item>
          <text:p text:style-name="P74">It is not possible to de-allocate those portions of memory that are reserved by the C library. </text:p>
        </text:list-item>
        <text:list-item>
          <text:p text:style-name="P55">On exit, because of having its own efficient clean up mechanism, Python would try to de-allocate every object. </text:p>
        </text:list-item>
      </text:list>
      <text:h text:style-name="P31" text:outline-level="3"><text:span text:style-name="Strong_20_Emphasis">60. How to add values to a python array?</text:span></text:h>
      <text:p text:style-name="Text_20_body">In python, adding elements in an array can be easily done with the help of extend(),append() and insert() functions.<text:line-break/>Consider the following example:</text:p>
      <text:p text:style-name="Preformatted_20_Text">x=arr.array('d', [11.1 , 2.1 ,3.1] )</text:p>
      <text:p text:style-name="Preformatted_20_Text">x.append(10.1)</text:p>
      <text:p text:style-name="Preformatted_20_Text">print(x) <text:s text:c="2"/>#[11.1,2.1,3.1,10.1]</text:p>
      <text:p text:style-name="Preformatted_20_Text">x.extend([8.3,1.3,5.3])</text:p>
      <text:p text:style-name="Preformatted_20_Text">print(x) <text:s/>#[11.1,2.1,3.1,10.1,8.3,1.3,5.3]</text:p>
      <text:p text:style-name="Preformatted_20_Text">x.insert(2,6.2)</text:p>
      <text:p text:style-name="P26">print(x) <text:s text:c="7"/># [11.1,2.1,6.2,3.1,10.1,8.3,1.3,5.3]</text:p>
      <text:h text:style-name="P31" text:outline-level="3"><text:span text:style-name="Strong_20_Emphasis">61. How to remove values to a python array?</text:span></text:h>
      <text:p text:style-name="Text_20_body">Elements can be removed from the python array using pop() or remove() methods.</text:p>
      <text:p text:style-name="Text_20_body">pop(): This function will return the removed element .</text:p>
      <text:p text:style-name="Text_20_body">remove():It will not return the removed element.</text:p>
      <text:p text:style-name="Text_20_body">Consider the below example :</text:p>
      <text:p text:style-name="Preformatted_20_Text">x=arr.array('d', [8.1, 2.4, 6.8, 1.1, 7.7, 1.2, 3.6])</text:p>
      <text:p text:style-name="Preformatted_20_Text">print(x.pop())</text:p>
      <text:p text:style-name="Preformatted_20_Text">print(x.pop(3))</text:p>
      <text:p text:style-name="Preformatted_20_Text">x.remove(8.1)</text:p>
      <text:p text:style-name="P26">print(x)</text:p>
      <text:p text:style-name="Text_20_body">Output:</text:p>
      <text:p text:style-name="Preformatted_20_Text">3.6</text:p>
      <text:p text:style-name="Preformatted_20_Text">1.1  # element popped at 3 rd  index</text:p>
      <text:p text:style-name="P26">array('d', [ 2.4, 6.8, 7.7, 1.2])</text:p>
      <text:h text:style-name="P31" text:outline-level="3"><text:span text:style-name="Strong_20_Emphasis">62. Write a code to sort a numerical list in Python?</text:span></text:h>
      <text:p text:style-name="Text_20_body">The following code can be used to sort a numerical list in Python:</text:p>
      <text:p text:style-name="Preformatted_20_Text">list = [“2”, “5”, “7”, “8”, “1”]</text:p>
      <text:p text:style-name="Preformatted_20_Text">list = [int(i) for i in list]</text:p>
      <text:p text:style-name="Preformatted_20_Text">list.sort()</text:p>
      <text:p text:style-name="P26"><text:soft-page-break/>print (list)</text:p>
      <text:h text:style-name="P31" text:outline-level="3"><text:span text:style-name="Strong_20_Emphasis">63. Can you write an efficient code to count the number of capital letters in a file?</text:span></text:h>
      <text:p text:style-name="Text_20_body">The normal solution for this problem statement would be as follows:</text:p>
      <text:p text:style-name="Text_20_body">with open(SOME_LARGE_FILE) as countletter:</text:p>
      <text:p text:style-name="Preformatted_20_Text"><text:tab/>count = 0</text:p>
      <text:p text:style-name="Preformatted_20_Text"><text:tab/>text = countletter.read()</text:p>
      <text:p text:style-name="Preformatted_20_Text"><text:tab/>for character in text:</text:p>
      <text:p text:style-name="Preformatted_20_Text"><text:tab/><text:tab/><text:span text:style-name="T13">i</text:span>f <text:span text:style-name="T13">(</text:span>character.isupper()<text:span text:style-name="T13">)</text:span>:</text:p>
      <text:p text:style-name="P26"><text:tab/><text:tab/>count += 1</text:p>
      <text:h text:style-name="P31" text:outline-level="3"><text:span text:style-name="Strong_20_Emphasis">64. How will you reverse a list in Python?</text:span></text:h>
      <text:p text:style-name="Text_20_body">The function list.reverse() reverses the objects of a list.</text:p>
      <text:h text:style-name="P31" text:outline-level="3"><text:span text:style-name="Strong_20_Emphasis">66. How can you generate random numbers in Python?</text:span></text:h>
      <text:p text:style-name="Text_20_body">This achieved with importing the random module,it is the module that is used to generate random numbers.</text:p>
      <text:p text:style-name="Text_20_body">Syntax:</text:p>
      <text:p text:style-name="Preformatted_20_Text">import random</text:p>
      <text:p text:style-name="P26">random.random # returns the <text:s/>floating point random number between the range of </text:p>
      <text:h text:style-name="P31" text:outline-level="3"><text:span text:style-name="Strong_20_Emphasis">67. How will you convert a string to all lowercase?</text:span></text:h>
      <text:p text:style-name="Text_20_body">lower() function is  used to convert a string to lowercase.</text:p>
      <text:p text:style-name="Text_20_body">For Example:</text:p>
      <text:p text:style-name="Preformatted_20_Text">demo_string='ROSES'</text:p>
      <text:p text:style-name="P26">print(demo_string.lower())</text:p>
      <text:h text:style-name="P31" text:outline-level="3"><text:span text:style-name="Strong_20_Emphasis">68. Why would you use NumPy arrays instead of lists in Python?</text:span></text:h>
      <text:p text:style-name="Text_20_body">NumPy arrays provide users with three main advantages as shown below:</text:p>
      <text:list xml:id="list2641038521" text:style-name="L8">
        <text:list-item>
          <text:p text:style-name="P75">NumPy arrays consume a lot less memory, thereby making the code more efficient. </text:p>
        </text:list-item>
        <text:list-item>
          <text:p text:style-name="P56">NumPy arrays execute faster and do not add heavy processing to the runtime.</text:p>
        </text:list-item>
      </text:list>
      <text:h text:style-name="P31" text:outline-level="3"><text:span text:style-name="Strong_20_Emphasis">69. What is Polymorphism in Python?</text:span></text:h>
      <text:p text:style-name="Text_20_body">Polymorphism is the ability of the code to take multiple forms. Let’s say, if the parent class has a method named XYZ then the child class can also have a method with the same name XYZ having its own variables and parameters.</text:p>
      <text:h text:style-name="Heading_20_3" text:outline-level="3"><text:span text:style-name="Strong_20_Emphasis">70. Define encapsulation in Python?</text:span></text:h>
      <text:p text:style-name="Text_20_body">encapsulation in Python refers to the process of wrapping up the variables and different functions into a single entity or capsule.Python class is the best example of encapsulation in python.</text:p>
      <text:h text:style-name="P31" text:outline-level="3"><text:soft-page-break/><text:span text:style-name="Strong_20_Emphasis">72. What is the lambda function in Python?</text:span></text:h>
      <text:p text:style-name="Text_20_body">A lambda function is an anonymous function (a function that does not have a name) in Python. To define anonymous functions, we use the ‘lambda’ keyword instead of the ‘def’ keyword, hence the name ‘lambda function’. Lambda functions can have any number of arguments but only one statement.</text:p>
      <text:p text:style-name="Text_20_body">For example:</text:p>
      <text:p text:style-name="P67"/>
      <text:p text:style-name="Preformatted_20_Text"><text:span text:style-name="T16">lamb</text:span> = <text:span text:style-name="T17">(</text:span>lambda x,y : x*y<text:span text:style-name="T17">)</text:span></text:p>
      <text:p text:style-name="Preformatted_20_Text"/>
      <text:p text:style-name="P26">print(<text:span text:style-name="T15">lamb</text:span>(5, 6))</text:p>
      <text:p text:style-name="Text_20_body"><text:span text:style-name="Strong_20_Emphasis">Output</text:span>:30</text:p>
      <text:p text:style-name="P16"/>
      <text:h text:style-name="P29" text:outline-level="3"><text:span text:style-name="Strong_20_Emphasis">73. What is self in Python?</text:span></text:h>
      <text:p text:style-name="Text_20_body">Self is an object or an instance of a class. This is explicitly included as the first parameter in Python<text:line-break/>The self variable in the init method refers to the newly created object, while in other methods, it refers to the object whose method was called.</text:p>
      <text:p text:style-name="P14"><text:span text:style-name="Strong_20_Emphasis">Syntax:</text:span></text:p>
      <text:p text:style-name="Preformatted_20_Text">Class A:</text:p>
      <text:p text:style-name="Preformatted_20_Text"><text:tab/>def func(self):</text:p>
      <text:p text:style-name="P26"><text:tab/><text:tab/>print(“Hi”)</text:p>
      <text:h text:style-name="P29" text:outline-level="3"><text:span text:style-name="Strong_20_Emphasis">74. What is the difference between append() and extend() methods?</text:span></text:h>
      <text:p text:style-name="Text_20_body">Both append() and extend() methods are methods used to add elements at the end of a list.</text:p>
      <text:list xml:id="list2852299603" text:style-name="L9">
        <text:list-item>
          <text:p text:style-name="P76">append(element): Adds the given element at the end of the list that called this append() method </text:p>
        </text:list-item>
        <text:list-item>
          <text:p text:style-name="P57">extend(another-list): Adds the elements of another list at the end of the list that called this extend() metho</text:p>
        </text:list-item>
      </text:list>
      <text:h text:style-name="P29" text:outline-level="3"><text:span text:style-name="Strong_20_Emphasis">76. What is docstring in Python?</text:span></text:h>
      <text:p text:style-name="Text_20_body">Python lets users include a description <text:s/>for their methods using documentation strings or docstrings. Docstrings are different from regular comments in Python as, rather than being completely ignored by the Python Interpreter like in the case of comments, these are defined within triple quotes.</text:p>
      <text:p text:style-name="Text_20_body">Syntax:</text:p>
      <text:p text:style-name="Preformatted_20_Text">"""</text:p>
      <text:p text:style-name="Preformatted_20_Text">Using docstring as a comment.</text:p>
      <text:p text:style-name="Preformatted_20_Text">This code add two numbers</text:p>
      <text:p text:style-name="Preformatted_20_Text">"""</text:p>
      <text:p text:style-name="Preformatted_20_Text">x=7</text:p>
      <text:p text:style-name="Preformatted_20_Text">y=9</text:p>
      <text:p text:style-name="Preformatted_20_Text">z=x+y</text:p>
      <text:p text:style-name="P26">print(z)</text:p>
      <text:h text:style-name="P29" text:outline-level="3"><text:soft-page-break/><text:span text:style-name="Strong_20_Emphasis">77. How is Multithreading achieved in Python?</text:span></text:h>
      <text:p text:style-name="Text_20_body">Python has a multi-threading package ,but commonly not considered as good practice to use it as it will result in increased code execution time.</text:p>
      <text:list xml:id="list158547271" text:style-name="L10">
        <text:list-item>
          <text:p text:style-name="P77">Python has a constructor called the Global Interpreter Lock (GIL). The GIL ensures that only one of your ‘threads’ can execute at one time.The process makes sure that a thread acquires the GIL, does a little work, then passes the GIL onto the next thread. </text:p>
        </text:list-item>
        <text:list-item>
          <text:p text:style-name="P58">This happens at a very Quick instance of time and that’s why to the human eye it seems like your threads are executing parallely, but in reality they are executing one by one by just taking turns using the same CPU core. </text:p>
        </text:list-item>
      </text:list>
      <text:h text:style-name="P29" text:outline-level="3"><text:span text:style-name="Strong_20_Emphasis">78. What is slicing in Python?</text:span></text:h>
      <text:p text:style-name="Text_20_body">Slicing is a process used to select a range of elements from sequence data type like list, string and tuple. Slicing is beneficial and easy to extract out the elements.</text:p>
      <text:p text:style-name="P14">Syntax:</text:p>
      <text:p text:style-name="P26">List_name[start:stop]</text:p>
      <text:h text:style-name="P29" text:outline-level="3"><text:span text:style-name="Strong_20_Emphasis">82. What is the difference between / and // operator in Python?</text:span></text:h>
      <text:list xml:id="list3860380224" text:style-name="L11">
        <text:list-item>
          <text:p text:style-name="P59"><text:span text:style-name="Strong_20_Emphasis">/</text:span>: is a division operator and returns the Quotient value. </text:p>
        </text:list-item>
      </text:list>
      <text:p text:style-name="Text_20_body">10/3</text:p>
      <text:p text:style-name="Text_20_body">3.33</text:p>
      <text:list xml:id="list3646279609" text:style-name="L12">
        <text:list-item>
          <text:p text:style-name="P60"><text:span text:style-name="Strong_20_Emphasis">// </text:span>: is known as floor division operator and used to return only the value of quotient before decimal </text:p>
        </text:list-item>
      </text:list>
      <text:p text:style-name="Text_20_body">10//3</text:p>
      <text:p text:style-name="Text_20_body">3</text:p>
      <text:h text:style-name="P29" text:outline-level="3"><text:span text:style-name="Strong_20_Emphasis">83. What is pandas?</text:span></text:h>
      <text:p text:style-name="Text_20_body">Pandas is an open source python library which supports data structures for data based operations associated with data analyzing and data Manipulation</text:p>
      <text:p text:style-name="P4">Pandas helps to deal with a number of files in performing certain operations on the data stored by files.</text:p>
      <text:p text:style-name="P4"/>
      <text:h text:style-name="P29" text:outline-level="3"><text:span text:style-name="Strong_20_Emphasis">84. What are dataframes?</text:span></text:h>
      <text:p text:style-name="Text_20_body">A dataframe refers to a two dimensional mutable data structure or data aligned in the tabular form with labeled axes(rows and column).</text:p>
      <text:p text:style-name="Text_20_body">Syntax:</text:p>
      <text:p text:style-name="P26">pandas.DataFrame( data, index, columns, dtype)</text:p>
      <text:h text:style-name="P29" text:outline-level="3"><text:soft-page-break/><text:span text:style-name="Strong_20_Emphasis">85. How to combine dataframes in pandas?</text:span></text:h>
      <text:p text:style-name="Text_20_body">The different dataframes can be easily combined with the help of functions listed below:</text:p>
      <text:p text:style-name="P14"><text:span text:style-name="Strong_20_Emphasis">Append():</text:span></text:p>
      <text:list xml:id="list191201252" text:style-name="L13">
        <text:list-header>
          <text:p text:style-name="P61">This function is used for horizontal stacking of dataframes.</text:p>
        </text:list-header>
      </text:list>
      <text:p text:style-name="P26">data_frame1.append(data_frame2)</text:p>
      <text:p text:style-name="P14"><text:span text:style-name="Strong_20_Emphasis">concat():</text:span> This function is used for vertical stacking and best suites when the dataframes to be combined possess the same column and similar fields. </text:p>
      <text:p text:style-name="P26">pd.concat([data_frame1, data_frame2])</text:p>
      <text:p text:style-name="P14"><text:span text:style-name="Strong_20_Emphasis">join():</text:span> This function is used to extract data from different dataframes which have one or more columns common. </text:p>
      <text:p text:style-name="P26">data_frame1.join(data_frame2)</text:p>
      <text:h text:style-name="P29" text:outline-level="3"><text:span text:style-name="Strong_20_Emphasis">86. How do you identify missing values and deal with missing values in Dataframe?</text:span></text:h>
      <text:p text:style-name="Text_20_body"><text:span text:style-name="Strong_20_Emphasis">Identification</text:span>:</text:p>
      <text:p text:style-name="Text_20_body">isnull() and isna() functions are used to identify the missing values in your data loaded into dataframe.</text:p>
      <text:p text:style-name="P26">missing_count=data_frame1.isnull().sum()</text:p>
      <text:p text:style-name="Text_20_body"><text:span text:style-name="Strong_20_Emphasis">Handling missing Values</text:span>:</text:p>
      <text:p text:style-name="Text_20_body">There are two ways of handling the missing values :</text:p>
      <text:p text:style-name="Text_20_body">Replace the  missing values with 0</text:p>
      <text:p text:style-name="P26">df[‘col_name’].fillna(0)</text:p>
      <text:p text:style-name="Text_20_body">Replace the missing values with the mean value of that column</text:p>
      <text:p text:style-name="P26">df[‘col_name’] = df[‘col_name’].fillna((df[‘col_name’].mean()))</text:p>
      <text:h text:style-name="P29" text:outline-level="3"><text:span text:style-name="Strong_20_Emphasis">93. Write a Python program to check whether a given string is a palindrome or not, without using an iterative method?</text:span></text:h>
      <text:p text:style-name="Text_20_body">A palindrome is a word, phrase, or sequence that reads the same backward as forward, e.g., madam, nurses run, etc.</text:p>
      <text:p text:style-name="Text_20_body">Consider the below code:</text:p>
      <text:p text:style-name="Preformatted_20_Text">def fun(string):</text:p>
      <text:p text:style-name="Preformatted_20_Text">s1 = string</text:p>
      <text:p text:style-name="Preformatted_20_Text">s = string[::-1]</text:p>
      <text:p text:style-name="Preformatted_20_Text">if(s1 == s):</text:p>
      <text:p text:style-name="Preformatted_20_Text">return true</text:p>
      <text:p text:style-name="Preformatted_20_Text">else:</text:p>
      <text:p text:style-name="Preformatted_20_Text">return false</text:p>
      <text:p text:style-name="P26">print(fun(“madam”))</text:p>
      <text:p text:style-name="P42"><text:soft-page-break/></text:p>
      <text:p text:style-name="P8"/>
      <text:p text:style-name="P8">a= "add me "</text:p>
      <text:p text:style-name="P8">b = " Hello, World!"</text:p>
      <text:p text:style-name="P8"/>
      <text:p text:style-name="P8"/>
      <text:p text:style-name="P8">new_list= ["add1", "add2"]</text:p>
      <text:p text:style-name="P8"/>
      <text:p text:style-name="P8">#!dlroW ,olleH</text:p>
      <text:p text:style-name="P8">print(b[::-1])</text:p>
      <text:p text:style-name="P8"/>
      <text:p text:style-name="P8">#!dlroW ,olleH</text:p>
      <text:p text:style-name="P8">print("".join(reversed(b)))</text:p>
      <text:p text:style-name="P8"/>
      <text:p text:style-name="P8">#hello, world!</text:p>
      <text:p text:style-name="P8">print(b.lower())</text:p>
      <text:p text:style-name="P8"/>
      <text:p text:style-name="P8">#Hello, World!</text:p>
      <text:p text:style-name="P8">print(b.strip())</text:p>
      <text:p text:style-name="P8"/>
      <text:p text:style-name="P8"># Jello, World!</text:p>
      <text:p text:style-name="P8">print(b.replace("H", "J"))</text:p>
      <text:p text:style-name="P8"/>
      <text:p text:style-name="P8">#[' Hello', ' World!']</text:p>
      <text:p text:style-name="P8">print(b.split(","))</text:p>
      <text:p text:style-name="P8"/>
      <text:p text:style-name="P8">#add me <text:s/>Hello, World!</text:p>
      <text:p text:style-name="P8">print(a+b)</text:p>
      <text:p text:style-name="P8"/>
      <text:p text:style-name="P8">#p</text:p>
      <text:p text:style-name="P8">print(f"adding a={a} and b={b}")</text:p>
      <text:p text:style-name="P8">#=============================</text:p>
      <text:p text:style-name="P8"/>
      <text:p text:style-name="P47">thislist = ["apple", "banana", "cherry", "orange", "kiwi", "melon", "mango"]</text:p>
      <text:p text:style-name="P8"/>
      <text:p text:style-name="P8">#['cherry', 'orange', 'kiwi', 'melon', 'mango']</text:p>
      <text:p text:style-name="P8">print(thislist[2:])</text:p>
      <text:p text:style-name="P8"/>
      <text:p text:style-name="P8">#['apple', 'banana', 'cherry', 'orange', 'kiwi', 'melon', 'mango']</text:p>
      <text:p text:style-name="P8">#['apple', 'blackcurrant', 'watermelon', 'cherry', 'orange', 'kiwi', 'melon', 'mango']</text:p>
      <text:p text:style-name="P8"/>
      <text:p text:style-name="P8"/>
      <text:p text:style-name="P8">print(thislist)</text:p>
      <text:p text:style-name="P8">thislist[1:2] = ["blackcurrant", "watermelon"]</text:p>
      <text:p text:style-name="P8"/>
      <text:p text:style-name="P8">#['apple', 'banana', 'orange', 'kiwi', 'melon', 'mango']</text:p>
      <text:p text:style-name="P8">thislist[1:3] = ["banana"]</text:p>
      <text:p text:style-name="P8"/>
      <text:p text:style-name="P8">#['apple', 'watermelon', 'cherry', 'orange', 'kiwi', 'melon', 'mango', 'rasagulla']</text:p>
      <text:p text:style-name="P8"/>
      <text:p text:style-name="P8">thislist.append("rasagulla")</text:p>
      <text:p text:style-name="P8"/>
      <text:p text:style-name="P8"><text:soft-page-break/>#['apple', 'aandaa', 'watermelon', 'cherry', 'orange', 'kiwi', 'melon', 'mango', 'rasagulla']</text:p>
      <text:p text:style-name="P8"/>
      <text:p text:style-name="P8">thislist.insert(1, "aandaa")</text:p>
      <text:p text:style-name="P8">print(thislist)</text:p>
      <text:p text:style-name="P8"/>
      <text:p text:style-name="P48">new_list= [‘<text:span text:style-name="T18">add1', 'add2'</text:span>]</text:p>
      <text:p text:style-name="P48"/>
      <text:p text:style-name="P8">#['apple', 'aandaa', 'watermelon', 'cherry', 'orange', 'kiwi', 'melon', 'mango', 'rasagulla', 'add1', 'add2']</text:p>
      <text:p text:style-name="P8"/>
      <text:p text:style-name="P8">add_both_list= thislist+new_list</text:p>
      <text:p text:style-name="P8"/>
      <text:p text:style-name="P8">#['apple', 'aandaa', 'watermelon', 'cherry', 'orange', 'kiwi', 'melon', 'mango', 'rasagulla', 'add1', 'add2']</text:p>
      <text:p text:style-name="P8"/>
      <text:p text:style-name="P8">thislist.extend(new_list)</text:p>
      <text:p text:style-name="P8"/>
      <text:p text:style-name="P8">#['apple', 'aandaa', 'watermelon', 'cherry', 'orange', 'kiwi', 'melon', 'mango', 'rasagulla', 'add2']</text:p>
      <text:p text:style-name="P8"/>
      <text:p text:style-name="P8">thislist.remove("add1")</text:p>
      <text:p text:style-name="P8">print(thislist)</text:p>
      <text:p text:style-name="P8"/>
      <text:p text:style-name="P8">#LIst comprehension</text:p>
      <text:p text:style-name="P8">#['rasagulla']</text:p>
      <text:p text:style-name="P8">list_comp= [i for i in thislist if "ll" in i]</text:p>
      <text:p text:style-name="P8"/>
      <text:p text:style-name="P8">#['orange', 'orange', 'banana', 'orange', 'orange', 'orange', 'orange', 'orange', 'orange', 'orange']</text:p>
      <text:p text:style-name="P8">newlist_comp = [i if i == "banana" else "orange" for i in thislist] </text:p>
      <text:p text:style-name="P8">print(newlist_comp)</text:p>
      <text:p text:style-name="P8"/>
      <text:p text:style-name="P8">#['aandaa', 'add2', 'apple', 'banana', 'cherry', 'kiwi', 'mango', 'melon', 'orange', 'rasagulla']</text:p>
      <text:p text:style-name="P8"/>
      <text:p text:style-name="P8">thislist.sort()</text:p>
      <text:p text:style-name="P8"/>
      <text:p text:style-name="P8">#['rasagulla', 'orange', 'melon', 'mango', 'kiwi', 'cherry', 'banana', 'apple', 'add2', 'aandaa']</text:p>
      <text:p text:style-name="P8"/>
      <text:p text:style-name="P8">thislist.sort(reverse = True)</text:p>
      <text:p text:style-name="P8">print(thislist)</text:p>
      <text:p text:style-name="P8"/>
      <text:p text:style-name="P8">#======================</text:p>
      <text:p text:style-name="P8">thisdict =<text:tab/>{</text:p>
      <text:p text:style-name="P8"><text:s text:c="2"/>"brand": "Ford",</text:p>
      <text:p text:style-name="P8"><text:s text:c="2"/>"model": "Mustang",</text:p>
      <text:p text:style-name="P8"><text:s text:c="2"/>"year": 1964</text:p>
      <text:p text:style-name="P8">}</text:p>
      <text:p text:style-name="P8">#Ford</text:p>
      <text:p text:style-name="P8">print(thisdict["brand"])</text:p>
      <text:p text:style-name="P8"/>
      <text:p text:style-name="P8">#dict_keys(['brand', 'model', 'year'])</text:p>
      <text:p text:style-name="P8">print(thisdict.keys())</text:p>
      <text:p text:style-name="P8"/>
      <text:p text:style-name="P8">#dict_values(['Ford', 'Mustang', 1964])</text:p>
      <text:p text:style-name="P8">print(thisdict.values())</text:p>
      <text:p text:style-name="P8"/>
      <text:p text:style-name="P8"><text:soft-page-break/>#dict_items([('brand', 'Ford'), ('model', 'Mustang'), ('year', 1964)])</text:p>
      <text:p text:style-name="P8">print(thisdict.items())</text:p>
      <text:p text:style-name="P8"/>
      <text:p text:style-name="P8">#{'brand': 'Ford', 'model': 'Mustang', 'year': 1964, 'color': 'red'}</text:p>
      <text:p text:style-name="P8">thisdict["color"] = "red"</text:p>
      <text:p text:style-name="P8"/>
      <text:p text:style-name="P8">#{'brand': 'Ford', 'model': 'Mustang', 'year': 1964}</text:p>
      <text:p text:style-name="P8"/>
      <text:p text:style-name="P8">thisdict.pop("color")</text:p>
      <text:p text:style-name="P8">print(thisdict)</text:p>
      <text:p text:style-name="P8"/>
      <text:p text:style-name="P8">#brand Ford model Mustang year 1964</text:p>
      <text:p text:style-name="P8">for x, y in thisdict.items():</text:p>
      <text:p text:style-name="P8"><text:s text:c="2"/>print(x, y)</text:p>
      <text:p text:style-name="P8"><text:s/></text:p>
      <text:p text:style-name="P8"><text:s/>#======================</text:p>
      <text:p text:style-name="P8">#15</text:p>
      <text:p text:style-name="P8">x = lambda a : a + 10</text:p>
      <text:p text:style-name="P8">print(x(5))</text:p>
      <text:p text:style-name="P8"/>
      <text:p text:style-name="P8">#==============</text:p>
      <text:p text:style-name="P8">class Person:</text:p>
      <text:p text:style-name="P8"><text:s text:c="2"/>def __init__(self, name, age):</text:p>
      <text:p text:style-name="P8"><text:s text:c="4"/>self.name = name</text:p>
      <text:p text:style-name="P8"><text:s text:c="4"/>self.age = age</text:p>
      <text:p text:style-name="P8"/>
      <text:p text:style-name="P8">p1 = Person("John", 36)</text:p>
      <text:p text:style-name="P8"/>
      <text:p text:style-name="P8">print(p1.name)</text:p>
      <text:p text:style-name="P8">print(p1.age)</text:p>
      <text:p text:style-name="P8"/>
      <text:p text:style-name="P8">#================</text:p>
      <text:p text:style-name="P8">import json</text:p>
      <text:p text:style-name="P8"/>
      <text:p text:style-name="P8"># a Python object (dict):</text:p>
      <text:p text:style-name="P8">x = {</text:p>
      <text:p text:style-name="P8"><text:s text:c="2"/>"name": "John",</text:p>
      <text:p text:style-name="P8"><text:s text:c="2"/>"age": 30,</text:p>
      <text:p text:style-name="P8"><text:s text:c="2"/>"city": "New York"</text:p>
      <text:p text:style-name="P8">}</text:p>
      <text:p text:style-name="P8"/>
      <text:p text:style-name="P8"># convert into JSON:</text:p>
      <text:p text:style-name="P8">y = json.dumps(x)</text:p>
      <text:p text:style-name="P8"/>
      <text:p text:style-name="P8"># the result is a JSON string:</text:p>
      <text:p text:style-name="P8">print(y) </text:p>
      <text:p text:style-name="P43"/>
      <text:p text:style-name="P8"/>
      <text:p text:style-name="P1"/>
      <text:p text:style-name="P1">==================linux================</text:p>
      <text:h text:style-name="P27" text:outline-level="3"><text:soft-page-break/><text:span text:style-name="Strong_20_Emphasis">1. What is Linux?</text:span></text:h>
      <text:p text:style-name="P9">Linux is an open-source operating system based on UNIX.</text:p>
      <text:h text:style-name="P27" text:outline-level="3"><text:span text:style-name="Strong_20_Emphasis">2. Compare Linux with Windows.</text:span></text:h>
      <table:table table:name="Table6" table:style-name="Table6">
        <table:table-column table:style-name="Table6.A"/>
        <table:table-column table:style-name="Table6.B"/>
        <table:table-column table:style-name="Table6.C"/>
        <table:table-row>
          <table:table-cell table:style-name="Table6.A1" office:value-type="string">
            <text:p text:style-name="P32"><text:span text:style-name="Strong_20_Emphasis"><text:span text:style-name="T9">Criteria</text:span></text:span></text:p>
          </table:table-cell>
          <table:table-cell table:style-name="Table6.A1" office:value-type="string">
            <text:p text:style-name="P32"><text:span text:style-name="Strong_20_Emphasis"><text:span text:style-name="T9">Linux</text:span></text:span></text:p>
          </table:table-cell>
          <table:table-cell table:style-name="Table6.A1" office:value-type="string">
            <text:p text:style-name="P32"><text:span text:style-name="Strong_20_Emphasis"><text:span text:style-name="T9">Windows</text:span></text:span></text:p>
          </table:table-cell>
        </table:table-row>
        <table:table-row>
          <table:table-cell table:style-name="Table6.A4" office:value-type="string">
            <text:p text:style-name="Table_20_Contents">Type of OS</text:p>
          </table:table-cell>
          <table:table-cell table:style-name="Table6.B4" office:value-type="string">
            <text:p text:style-name="Table_20_Contents">Open-source</text:p>
          </table:table-cell>
          <table:table-cell table:style-name="Table6.C4" office:value-type="string">
            <text:p text:style-name="Table_20_Contents">Proprietary</text:p>
          </table:table-cell>
        </table:table-row>
        <table:table-row>
          <table:table-cell table:style-name="Table6.A4" office:value-type="string">
            <text:p text:style-name="Table_20_Contents">Customization</text:p>
          </table:table-cell>
          <table:table-cell table:style-name="Table6.B4" office:value-type="string">
            <text:p text:style-name="Table_20_Contents">High level of customization</text:p>
          </table:table-cell>
          <table:table-cell table:style-name="Table6.C4" office:value-type="string">
            <text:p text:style-name="Table_20_Contents">Cannot be changed</text:p>
          </table:table-cell>
        </table:table-row>
        <table:table-row>
          <table:table-cell table:style-name="Table6.A4" office:value-type="string">
            <text:p text:style-name="Table_20_Contents">Security</text:p>
          </table:table-cell>
          <table:table-cell table:style-name="Table6.B4" office:value-type="string">
            <text:p text:style-name="Table_20_Contents">Excellent</text:p>
          </table:table-cell>
          <table:table-cell table:style-name="Table6.C4" office:value-type="string">
            <text:p text:style-name="Table_20_Contents">Vulnerable to security issues</text:p>
          </table:table-cell>
        </table:table-row>
      </table:table>
      <text:p text:style-name="P1"/>
      <text:h text:style-name="P27" text:outline-level="3"><text:span text:style-name="Strong_20_Emphasis">3. What are the components of the Linux system?</text:span></text:h>
      <text:p text:style-name="P9">There are three primary components of the Linux system which are explained below.</text:p>
      <text:p text:style-name="Text_20_body"><text:span text:style-name="T5">Kernel:</text:span> <text:span text:style-name="T2">The kernel is the most important component of Linux. It is in charge of the operating system’s primary functions. It is made up of a number of modules that interface directly with the hardware.</text:span> </text:p>
      <text:p text:style-name="Text_20_body"><text:span text:style-name="T5">System libraries: </text:span><text:span text:style-name="T2">They are specialized functions or programs that allow application programs or system utilities to access Kernel capabilities.</text:span> <text:span text:style-name="T2">These libraries implement the majority of the operating system’s functionality and do not require kernel module code access permissions.</text:span></text:p>
      <text:p text:style-name="Text_20_body"><text:span text:style-name="T5">System Utility: </text:span><text:span text:style-name="T2">Programs in the System Utility category are in charge of performing specialized, individual-level activities. They are more dependable and also provide users control over the computer.</text:span></text:p>
      <text:p text:style-name="P9"/>
      <text:h text:style-name="Heading_20_3" text:outline-level="3"><text:span text:style-name="Strong_20_Emphasis">7. Name a service that you should disable (which acts both as web and FTP servers) on a Linux server.</text:span></text:h>
      <text:p text:style-name="Text_20_body">The <text:span text:style-name="Strong_20_Emphasis">finger service</text:span> should be disabled on a Linux server because a remote user can get important information about the system by using this command.</text:p>
      <text:h text:style-name="Heading_20_3" text:outline-level="3"><text:span text:style-name="Strong_20_Emphasis">9. How to check memory stats and CPU stats as a Linux Admin?</text:span></text:h>
      <text:p text:style-name="Text_20_body">Using the <text:span text:style-name="Strong_20_Emphasis">free</text:span> and <text:span text:style-name="Strong_20_Emphasis">vmstat</text:span> commands, we can display the physical and virtual memory statistics, respectively. With the help of the sar command, we can see the CPU utilization and other stats.</text:p>
      <text:h text:style-name="Heading_20_3" text:outline-level="3"><text:span text:style-name="Strong_20_Emphasis"><text:span text:style-name="Strong_20_Emphasis"><text:span text:style-name="T3">1</text:span></text:span></text:span><text:span text:style-name="Strong_20_Emphasis">3. Do you know the Maximum length (in bytes) of the filename in Linux?</text:span></text:h>
      <text:p text:style-name="P9">The maximum length of a filename is 255 bytes. In this filename, the pathname is not included, so the total length of the pathname and filename may easily surpass 255 characters.</text:p>
      <text:h text:style-name="Heading_20_3" text:outline-level="3"><text:span text:style-name="Strong_20_Emphasis">14. What are the two different kinds of Linux User Modes?</text:span></text:h>
      <text:p text:style-name="P9">The following are the two types of Linux user modes:</text:p>
      <text:list xml:id="list3052212345" text:style-name="L14">
        <text:list-item>
          <text:p text:style-name="P78"><text:span text:style-name="T2">Command Line</text:span> </text:p>
        </text:list-item>
        <text:list-item>
          <text:p text:style-name="P62">GUI </text:p>
        </text:list-item>
      </text:list>
      <text:h text:style-name="Heading_20_3" text:outline-level="3"><text:soft-page-break/><text:span text:style-name="Strong_20_Emphasis">15. What is Hard Link?</text:span></text:h>
      <text:p text:style-name="P11">In Linux, Hard links can be defined as another name for an already existing file. For each file, we can generate an unlimited number of hard links. </text:p>
      <text:p text:style-name="P18"><text:span text:style-name="T4">syntax</text:span><text:span text:style-name="T2"><text:line-break/></text:span>$ ln [original filename] [link name]</text:p>
      <text:p text:style-name="P9"/>
      <text:h text:style-name="Heading_20_3" text:outline-level="3"><text:span text:style-name="Strong_20_Emphasis">16. What is Soft Link?</text:span></text:h>
      <text:p text:style-name="Text_20_body"><text:span text:style-name="T2">Soft link is also known as symbolic link.</text:span> <text:span text:style-name="T2">Soft links are files that, in most cases, lead to another file. It just links to another entry somewhere in the file system and does not include any data in the destination file</text:span></text:p>
      <text:p text:style-name="P39">$ ln -s [original filename] [link name]</text:p>
      <text:p text:style-name="P9"/>
      <text:h text:style-name="Heading_20_3" text:outline-level="3"><text:span text:style-name="Strong_20_Emphasis">20. What are the three standard streams in Linux?</text:span></text:h>
      <text:p text:style-name="P9">In Linux, standard streams are channel communication of input and output between a program and its environment. In the Linux system, input and output are spread among three standard streams which are:</text:p>
      <text:list xml:id="list2328939234" text:style-name="L15">
        <text:list-item>
          <text:p text:style-name="P79"><text:span text:style-name="T2">Standard Input (stdin)</text:span> </text:p>
        </text:list-item>
        <text:list-item>
          <text:p text:style-name="P79"><text:span text:style-name="T2">Standard Output (stdout)</text:span> </text:p>
        </text:list-item>
        <text:list-item>
          <text:p text:style-name="P64"><text:span text:style-name="T2">Standard Error (stderr)</text:span> </text:p>
        </text:list-item>
      </text:list>
      <text:h text:style-name="Heading_20_3" text:outline-level="3"><text:span text:style-name="Strong_20_Emphasis">21. What command can you use to make a tape archive file of /home directory and send it to the /dev/tape device?</text:span></text:h>
      <text:p text:style-name="Text_20_body">The command used here is:</text:p>
      <text:p text:style-name="P26">tar -cvf /dev/tape /home</text:p>
      <text:p text:style-name="Text_20_body">The<text:span text:style-name="Strong_20_Emphasis"> -xvf</text:span> option is used to extract files from an archive.</text:p>
      <text:h text:style-name="Heading_20_3" text:outline-level="3"><text:span text:style-name="Strong_20_Emphasis">26. Differentiate between Linux and Unix</text:span></text:h>
      <text:p text:style-name="Text_20_body">The differences between Linux and Unix are mentioned in the following table:</text:p>
      <table:table table:name="Table7" table:style-name="Table7">
        <table:table-column table:style-name="Table7.A"/>
        <table:table-column table:style-name="Table7.B"/>
        <table:table-row>
          <table:table-cell table:style-name="Table7.A1" office:value-type="string">
            <text:p text:style-name="P33">Linux</text:p>
          </table:table-cell>
          <table:table-cell table:style-name="Table7.A1" office:value-type="string">
            <text:p text:style-name="P33">Unix</text:p>
          </table:table-cell>
        </table:table-row>
        <table:table-row>
          <table:table-cell table:style-name="Table7.A7" office:value-type="string">
            <text:p text:style-name="P34">Offers both paid and free OS</text:p>
          </table:table-cell>
          <table:table-cell table:style-name="Table7.B7" office:value-type="string">
            <text:p text:style-name="P34">Cost varies with the levels</text:p>
          </table:table-cell>
        </table:table-row>
        <table:table-row>
          <table:table-cell table:style-name="Table7.A7" office:value-type="string">
            <text:p text:style-name="P34">It is portable</text:p>
          </table:table-cell>
          <table:table-cell table:style-name="Table7.B7" office:value-type="string">
            <text:p text:style-name="P34">It is non-portable</text:p>
          </table:table-cell>
        </table:table-row>
        <table:table-row>
          <table:table-cell table:style-name="Table7.A7" office:value-type="string">
            <text:p text:style-name="P34">The installation process of Linux does not involve any hardware components</text:p>
          </table:table-cell>
          <table:table-cell table:style-name="Table7.B7" office:value-type="string">
            <text:p text:style-name="P34">Hardware components are needed to install Unix</text:p>
          </table:table-cell>
        </table:table-row>
        <table:table-row>
          <table:table-cell table:style-name="Table7.A7" office:value-type="string">
            <text:p text:style-name="P34">It is developed by a worldwide Linux community.</text:p>
          </table:table-cell>
          <table:table-cell table:style-name="Table7.B7" office:value-type="string">
            <text:p text:style-name="P34">It is developed by AT&amp;T developers.</text:p>
          </table:table-cell>
        </table:table-row>
        <table:table-row>
          <table:table-cell table:style-name="Table7.A7" office:value-type="string">
            <text:p text:style-name="P34">It is highly flexible and compatible</text:p>
          </table:table-cell>
          <table:table-cell table:style-name="Table7.B7" office:value-type="string">
            <text:p text:style-name="P34">It is less flexible and compatible compared to Linux. </text:p>
          </table:table-cell>
        </table:table-row>
        <table:table-row>
          <table:table-cell table:style-name="Table7.A7" office:value-type="string">
            <text:p text:style-name="P34">It is used in both software and hardware, frameworks, etc. </text:p>
          </table:table-cell>
          <table:table-cell table:style-name="Table7.B7" office:value-type="string">
            <text:p text:style-name="P34">It is used in servers, workstations, etc.</text:p>
          </table:table-cell>
        </table:table-row>
      </table:table>
      <text:p text:style-name="P9"/>
      <text:h text:style-name="Heading_20_3" text:outline-level="3"><text:soft-page-break/><text:span text:style-name="Strong_20_Emphasis">29. What is the difference between Cron and Anacron?</text:span></text:h>
      <text:p text:style-name="Text_20_body">There are many differences between Cron and Anacron as given below:</text:p>
      <text:list xml:id="list495297759" text:style-name="L16">
        <text:list-header>
          <text:p text:style-name="P80"/>
        </text:list-header>
        <text:list-item>
          <text:p text:style-name="P65">A Cron job can be scheduled by any normal user, while Anacron can be scheduled only by a superuser (</text:p>
        </text:list-item>
        <text:list-item>
          <text:p text:style-name="P63">Cron expects the system to be up and running, while Anacron doesn’t expect this all the time.</text:p>
        </text:list-item>
      </text:list>
      <text:h text:style-name="P27" text:outline-level="3"><text:span text:style-name="Strong_20_Emphasis">30. Explain various file permissions in Linux? </text:span></text:h>
      <text:p text:style-name="P9">In Linux, each file and directory has three categories of owners which are User, Group, and Others. For all three owners, there are three sorts of permissions defined as mentioned below:</text:p>
      <text:p text:style-name="Text_20_body"><text:span text:style-name="T5">Read</text:span><text:span text:style-name="T2">: This read permission allows you to open the file, read it and list the content of the directory. </text:span></text:p>
      <text:p text:style-name="Text_20_body"><text:span text:style-name="Strong_20_Emphasis"><text:span text:style-name="T2">Write:</text:span></text:span><text:span text:style-name="T2"> This permission gives you the ability to change the contents of a file as well as add, remove, and rename files in directories.</text:span></text:p>
      <text:p text:style-name="Text_20_body"><text:span text:style-name="Strong_20_Emphasis"><text:span text:style-name="T2">Execute:</text:span></text:span><text:span text:style-name="T2"> The file in the directory can be accessed and run by the user. The execute permission must be established before a file may be run.</text:span></text:p>
      <text:p text:style-name="P1"/>
      <text:p text:style-name="P1">==================Bash scripting==============</text:p>
      <text:h text:style-name="P40" text:outline-level="2">01. What is bash script?</text:h>
      <text:p text:style-name="P1">The bash script is a shell programming language. Generally, we run many types of shell commands from the terminal by typing each command separately that require time and efforts. If we need to run the same commands again then we have to execute all the commands from the terminal again. But using a bash script, we can store many shell command statements in a single bash file and execute the file any time by a single command.</text:p>
      <text:p text:style-name="P1"/>
      <text:h text:style-name="P40" text:outline-level="2">#02. What are the advantages of using bash scripts?</text:h>
      <text:p text:style-name="Text_20_body">Bash script has many advantages which are described below</text:p>
      <text:p text:style-name="P1">Many manual tasks that need to run frequently can be done automatically by writing a bash script.</text:p>
      <text:p text:style-name="P1">Bash script written in one Linux operating system can easily execute in other Linux operating system. So, it is portable.</text:p>
      <text:p text:style-name="P1"/>
      <text:h text:style-name="P40" text:outline-level="2">#03. Mention the disadvantages of bash scripts</text:h>
      <text:p text:style-name="Text_20_body">Some disadvantages of bash script are mentioned below:</text:p>
      <text:list xml:id="list3492237513" text:style-name="L17">
        <text:list-item>
          <text:p text:style-name="P81">It works slower than other languages. </text:p>
        </text:list-item>
        <text:list-item>
          <text:p text:style-name="P66">The improper script can damage the entire process and generate a complicated error.</text:p>
        </text:list-item>
      </text:list>
      <text:h text:style-name="P40" text:outline-level="2"><text:soft-page-break/>#04. What types of variables are used in bash?</text:h>
      <text:p text:style-name="P2"><text:span text:style-name="T1">Two types of variables can be used in bash script. These are:<text:line-break/> <text:line-break/></text:span><text:span text:style-name="T6">System variables<text:line-break/></text:span><text:span text:style-name="T5">The variables which are pre-defined and maintained by the Linux operating system are called system variables. These type of variables are always used by an uppercase letter. </text:span></text:p>
      <text:p text:style-name="P6"/>
      <text:p text:style-name="P5"><text:span text:style-name="T6">e</text:span><text:span text:style-name="T5">xample:</text:span></text:p>
      <text:p text:style-name="P6">#!/bin/bash<text:line-break/># Printing System Variables<text:line-break/> <text:line-break/>#Print Bash shell name<text:line-break/>echo $BASH<text:line-break/> <text:line-break/># Print Bash shell Version<text:line-break/>echo $BASH_VERSION<text:line-break/> <text:line-break/># Print Home directory name<text:line-break/>echo $HOME</text:p>
      <text:p text:style-name="P2"><text:span text:style-name="T6"><text:line-break/></text:span><text:span text:style-name="T5">User-defined variable</text:span><text:span text:style-name="T6"><text:line-break/>The variables which are created and maintained by users are called user-defined variables. They are also called local variables. These types of variables can be declared by using lowercase or uppercase or both uppercase and lowercase letters. But it is better to avoid using all uppercase letter to differentiate the variables from system variables.<text:line-break/><text:line-break/></text:span><text:span text:style-name="T7">Eg<text:line-break/></text:span></text:p>
      <text:section text:style-name="Sect1" text:name="AdThrive_Content_5_desktop">
        <text:section text:style-name="Sect1" text:name="google_ads_iframe_/18190176,22488008280/AdThrive_Content_5/5c9b6001b80bec0dfaf0b493_0__container__">
          <text:p text:style-name="Standard"><text:span text:style-name="T12"><draw:frame draw:style-name="fr2" draw:name="Object1" text:anchor-type="as-char" svg:width="5.75in" svg:height="3.4791in" draw:z-index="0"><draw:floating-frame draw:frame-name="google_ads_iframe_/18190176,22488008280/AdThrive_Content_5/5c9b6001b80bec0dfaf0b493_0"/></draw:frame></text:span><text:span text:style-name="T7"><text:line-break/> <text:line-break/>num=100<text:line-break/>echo $num</text:span></text:p>
        </text:section>
      </text:section>
      <text:p text:style-name="P7"/>
      <text:h text:style-name="P41" text:outline-level="2"><text:soft-page-break/>#05. How to declare and delete variables in bash?</text:h>
      <text:p text:style-name="Text_20_body">The variable can be declared in bash by data type or without data type. If any bash variable is declared without <text:span text:style-name="Strong_20_Emphasis">declare</text:span> command, then the variable will be treated as a string. B</text:p>
      <text:p text:style-name="P19"><text:span text:style-name="T7">–r</text:span><text:span text:style-name="Strong_20_Emphasis"><text:span text:style-name="T11">, -i, -a, -A, -l, -u, -t</text:span></text:span><text:span text:style-name="T7"> and </text:span><text:span text:style-name="Strong_20_Emphasis"><text:span text:style-name="T11">–x</text:span></text:span><text:span text:style-name="T7"> options can be used with </text:span><text:span text:style-name="Strong_20_Emphasis"><text:span text:style-name="T11">declare</text:span></text:span><text:span text:style-name="T7"> command to declare a variable with different data types.</text:span></text:p>
      <text:p text:style-name="Text_20_body"><text:span text:style-name="Strong_20_Emphasis">Example:</text:span></text:p>
      <text:p text:style-name="P22">#!/bin/bash<text:line-break/> <text:line-break/>#Declare variable without any type<text:line-break/>num=10<text:line-break/> <text:line-break/>#Values will be combined but not added<text:line-break/>result=$num+20<text:line-break/>echo $result<text:line-break/> <text:line-break/>#Declare variable with integer type<text:line-break/>declare -i num=10<text:line-break/> <text:line-break/>#Values will be added<text:line-break/>declare -i result=num+20<text:line-break/>echo $result</text:p>
      <text:p text:style-name="P2"><text:span text:style-name="Strong_20_Emphasis"><text:span text:style-name="T11">unset</text:span></text:span><text:span text:style-name="T7"> command is used to remove any bash variable. The variable will be inaccessible or undefined after using </text:span><text:span text:style-name="Strong_20_Emphasis"><text:span text:style-name="T11">unset </text:span></text:span><text:span text:style-name="T7">command.<text:line-break/></text:span><text:span text:style-name="Strong_20_Emphasis"><text:span text:style-name="T11">Example:</text:span></text:span></text:p>
      <text:p text:style-name="P22">#!/bin/bash<text:line-break/> <text:line-break/>str="Linux Hint"<text:line-break/>echo $str<text:line-break/>unset $str<text:line-break/>echo $str</text:p>
      <text:p text:style-name="P7"/>
      <text:h text:style-name="P41" text:outline-level="2">#06. How to add comments in a bash script?</text:h>
      <text:p text:style-name="Text_20_body">Single line and multi-line comments can be used in bash script. ‘<text:span text:style-name="Strong_20_Emphasis">#</text:span>‘ symbol is used for single-line comment. <text:span text:style-name="Strong_20_Emphasis">‘&lt;&lt;’</text:span> symbol with a delimiter and <text:span text:style-name="Strong_20_Emphasis">‘:’</text:span> with single (‘) are used for adding multi-line comment</text:p>
      <text:p text:style-name="P19"><text:span text:style-name="Strong_20_Emphasis"><text:span text:style-name="T11">Example:</text:span></text:span></text:p>
      <text:p text:style-name="P22">#!/bin/bash<text:line-break/>#Print the text [Single line comment]<text:line-break/>echo "Bash Programming"<text:line-break/>&lt;&lt;addcomment<text:line-break/>Calculate the sum<text:line-break/>Of two numbers [multiline comment]<text:line-break/><text:soft-page-break/>addcomment<text:line-break/>num=25+35<text:line-break/>echo $num<text:line-break/>: '<text:line-break/>Combine two<text:line-break/>String data [multiline comment]<text:line-break/>'<text:line-break/>String="Hello"<text:line-break/>echo $string" World"</text:p>
      <text:p text:style-name="P7"/>
      <text:h text:style-name="P41" text:outline-level="2">#07. How can you combine strings in a bash script?</text:h>
      <text:p text:style-name="Text_20_body">String values can be combined in bash in different ways. Normally, the string values are combined by placing together but there are other ways in bash to combine string data.</text:p>
      <text:p text:style-name="Text_20_body"><text:span text:style-name="Strong_20_Emphasis">Example:</text:span></text:p>
      <text:p text:style-name="P22">#!/bin/bash<text:line-break/>#Initialize the variables<text:line-break/>str1="PHP"<text:line-break/>str2="Bash"<text:line-break/>str3="Perl"<text:line-break/> <text:line-break/># Print string together with space<text:line-break/>echo $str1 $str2 $str3<text:line-break/> <text:line-break/>#Combine all variables and store in another variable<text:line-break/>str="$str1, $str2 and $str3"<text:line-break/> <text:line-break/>#Combine other string data with the existing value of the string<text:line-break/>str+=" are scripting languages"<text:line-break/> <text:line-break/>#Print the string<text:line-break/>echo $str</text:p>
      <text:p text:style-name="P7"/>
      <text:p text:style-name="P7"/>
      <text:h text:style-name="P41" text:outline-level="2">#08. Which commands are used to print output in bash?</text:h>
      <text:p text:style-name="Text_20_body"><text:span text:style-name="Strong_20_Emphasis">`echo`</text:span> and <text:span text:style-name="Strong_20_Emphasis">`printf`</text:span> commands can be used to print output in bash. <text:span text:style-name="Strong_20_Emphasis">`echo</text:span>` command is used to print the simple output and <text:span text:style-name="Strong_20_Emphasis">`printf`</text:span> command is used to print the formatted output.</text:p>
      <text:p text:style-name="P19"><text:span text:style-name="Strong_20_Emphasis"><text:span text:style-name="T11">Example:</text:span></text:span></text:p>
      <text:p text:style-name="P22">#!/bin/bash<text:line-break/> <text:line-break/>#Print the text<text:line-break/>echo "Welcome to LinuxHint"<text:line-break/>site="linuxhint.com"<text:line-break/><text:soft-page-break/>#Print the formatted text<text:line-break/>printf "%s is a popular blog site\n" $site</text:p>
      <text:p text:style-name="P7"/>
      <text:h text:style-name="P41" text:outline-level="2">#09. How to take input from the terminal in bash?</text:h>
      <text:p text:style-name="Text_20_body"><text:span text:style-name="Strong_20_Emphasis">`read`</text:span> command is used in a bash script to take input from the terminal.</text:p>
      <text:p text:style-name="P19"><text:span text:style-name="Strong_20_Emphasis"><text:span text:style-name="T11">Example:</text:span></text:span></text:p>
      <text:p text:style-name="P22">#!/bin/bash<text:line-break/>#Print message<text:line-break/>echo "Enter your name"<text:line-break/>#Take input from the user<text:line-break/>read name<text:line-break/># Print the value of $name with other string<text:line-break/>echo "Your name is $name"</text:p>
      <text:p text:style-name="P7"/>
      <text:h text:style-name="P41" text:outline-level="2">#10. How to use command-line arguments in bash?</text:h>
      <text:p text:style-name="Text_20_body">Command-line arguments are read by <text:span text:style-name="Strong_20_Emphasis">$1, $2, $3…$n</text:span> variables. Command-line argument values are provided in the terminal when executing the bash script. <text:span text:style-name="Strong_20_Emphasis">$1</text:span> is used to read the first argument, <text:span text:style-name="Strong_20_Emphasis">$2</text:span> is used to read the second argument and so on.</text:p>
      <text:p text:style-name="Text_20_body"><text:span text:style-name="Strong_20_Emphasis">Example:</text:span></text:p>
      <text:p text:style-name="P22">#!/bin/bash<text:line-break/>#Check any argument is provided or not<text:line-break/>if [[ $# -eq 0 ]]; then<text:line-break/>    echo "No argument is given."<text:line-break/>    exit 0<text:line-break/>fi<text:line-break/>#Store the first argument value<text:line-break/>color=$1<text:line-break/># Print the argument with other string<text:line-break/>printf "You favorite color is %s\n" $color</text:p>
      <text:p text:style-name="P7"><text:line-break/></text:p>
      <text:h text:style-name="P41" text:outline-level="2">#11. Is bash a weakly typed language? Why?</text:h>
      <text:p text:style-name="Text_20_body">Yes, bash is considered a weakly or loosely typed language because it does not require to declare the type of the data at the time of variable declaration. All bash variables are treated as a string by default and the type of the variable will be set based on the current value.</text:p>
      <text:p text:style-name="P19"><text:span text:style-name="Strong_20_Emphasis"><text:span text:style-name="T11">Example:</text:span></text:span></text:p>
      <text:p text:style-name="P22"><text:line-break/>echo $myVar<text:line-break/><text:line-break/># Declare integer variable $number with the value 67<text:line-break/><text:soft-page-break/>declare -i number=67<text:line-break/><text:line-break/>#Print the variable<text:line-break/>echo $number<text:line-break/><text:line-break/># Assign string data into the numeric variable. The following line will generate<text:line-break/># syntax error and the value of $number will not change<text:line-break/>number="I like bash"<text:line-break/>echo $number</text:p>
      <text:p text:style-name="P7"/>
      <text:h text:style-name="P41" text:outline-level="2">#12. How to read the second word or column from each line of a file?</text:h>
      <text:p text:style-name="P21">The second word or column of a file can be read in a bash script by using different bash commands easily, such as `awk`, `sed` etc. Here, the use of <text:span text:style-name="Strong_20_Emphasis">`awk`</text:span> is shown in the following example.</text:p>
      <text:p text:style-name="P21"><text:line-break/><text:span text:style-name="Strong_20_Emphasis">Example:</text:span> Suppose, course.txt file contains the following content and we have printed only the second word of each line of this file. </text:p>
      <text:p text:style-name="P22">CSE201  Java Programming<text:line-break/>CSE303  Data Structure<text:line-break/>CSE408  Unix Programming</text:p>
      <text:p text:style-name="P22">#!/bin/bash<text:line-break/># The following script will print the second word of each line from course.txt file.<text:line-break/># the output of cat command will pass to awk command that will read the second word <text:line-break/># of each line.<text:line-break/>echo `cat course.txt | awk '{print $2}'`</text:p>
      <text:p text:style-name="P7"/>
      <text:p text:style-name="P7"/>
      <text:h text:style-name="P41" text:outline-level="2">#13. How to declare and access an array variable in bash?</text:h>
      <text:p text:style-name="Text_20_body">Both numeric and associative arrays are supported by a bash script. An array variable can be declared with and without declare command. <text:span text:style-name="Strong_20_Emphasis">–a</text:span> option is used with declare command to define a numeric array and <text:span text:style-name="Strong_20_Emphasis">–A</text:span> option is used with declare statement to define an associative array in bash. Without declare command, the numeric array can be defined only in bash.</text:p>
      <text:p text:style-name="P19"><text:span text:style-name="Strong_20_Emphasis"><text:span text:style-name="T11">Example:</text:span></text:span></text:p>
      <text:p text:style-name="P22">#!/bin/bash                                                                 <text:line-break/>                                                                            <text:line-break/># Declare a simple numeric array<text:line-break/>arr1=( CodeIgniter Laravel ReactJS )<text:line-break/><text:line-break/># Print the first element value of $arr1                                        <text:line-break/>echo ${arr1[0]}       <text:line-break/>                  <text:line-break/><text:soft-page-break/># Declare a numeric array using declare command                                    <text:line-break/>declare -a arr2=( HTML CSS JavaScript )   <text:line-break/>     <text:line-break/># Print the second element value of $arr2                             <text:line-break/>echo ${arr2[1]}               <text:line-break/>           <text:line-break/># Declare an associative array using declare statement                                   <text:line-break/>declare -A arr3=( [framework]=Laravel [CMS]=Wordpress [Library]=JQuery )<text:line-break/><text:line-break/># Print the third element value of $arr3    <text:line-break/>echo ${arr3[Library]}</text:p>
      <text:p text:style-name="P7"/>
      <text:h text:style-name="P41" text:outline-level="2">#14. How can conditional statements be used in bash?</text:h>
      <text:p text:style-name="P19"><text:span text:style-name="Strong_20_Emphasis"><text:span text:style-name="T11">Example:</text:span></text:span></text:p>
      <text:p text:style-name="P22">#!/bin/bash<text:line-break/><text:line-break/># Assign a value to $n<text:line-break/>n=30<text:line-break/># Check $n is greater than 100 or not<text:line-break/>if [ $n -gt 100 ]; then<text:line-break/>    echo "$n is less than 100"<text:line-break/># Check $n id greater than 50 or not<text:line-break/>elif [ $n -gt 50 ]; then<text:line-break/>    echo "$n is less than 50"<text:line-break/>else<text:line-break/>    echo "$n is less than 50"<text:line-break/>fi</text:p>
      <text:p text:style-name="P7"/>
      <text:h text:style-name="P41" text:outline-level="2">#15. How to compare values in bash?</text:h>
      <text:p text:style-name="Text_20_body">Six types of comparison operators can be used in bash to compare values. There are two ways to use these operators in bash depending on the data type.  </text:p>
      <text:p text:style-name="P20"/>
      <table:table table:name="Table8" table:style-name="Table8">
        <table:table-column table:style-name="Table8.A"/>
        <table:table-column table:style-name="Table8.B"/>
        <table:table-column table:style-name="Table8.C"/>
        <table:table-row>
          <table:table-cell table:style-name="Table8.A1" office:value-type="string">
            <text:p text:style-name="Table_20_Contents"><text:span text:style-name="Strong_20_Emphasis">String Comparison</text:span></text:p>
          </table:table-cell>
          <table:table-cell table:style-name="Table8.A1" office:value-type="string">
            <text:p text:style-name="Table_20_Contents"><text:span text:style-name="Strong_20_Emphasis">Integer Comarison</text:span></text:p>
          </table:table-cell>
          <table:table-cell table:style-name="Table8.A1" office:value-type="string">
            <text:p text:style-name="Table_20_Contents"><text:span text:style-name="Strong_20_Emphasis">Description</text:span></text:p>
          </table:table-cell>
        </table:table-row>
        <table:table-row>
          <table:table-cell table:style-name="Table8.A1" office:value-type="string">
            <text:p text:style-name="Table_20_Contents">==</text:p>
          </table:table-cell>
          <table:table-cell table:style-name="Table8.A1" office:value-type="string">
            <text:p text:style-name="Table_20_Contents">-eq</text:p>
          </table:table-cell>
          <table:table-cell table:style-name="Table8.A1" office:value-type="string">
            <text:p text:style-name="Table_20_Contents">It is used to check equality</text:p>
          </table:table-cell>
        </table:table-row>
        <table:table-row>
          <table:table-cell table:style-name="Table8.A1" office:value-type="string">
            <text:p text:style-name="Table_20_Contents">!=</text:p>
          </table:table-cell>
          <table:table-cell table:style-name="Table8.A1" office:value-type="string">
            <text:p text:style-name="Table_20_Contents">-ne</text:p>
          </table:table-cell>
          <table:table-cell table:style-name="Table8.A1" office:value-type="string">
            <text:p text:style-name="Table_20_Contents">It is used to check inequality</text:p>
          </table:table-cell>
        </table:table-row>
        <table:table-row>
          <table:table-cell table:style-name="Table8.A1" office:value-type="string">
            <text:p text:style-name="Table_20_Contents">&lt;</text:p>
          </table:table-cell>
          <table:table-cell table:style-name="Table8.A1" office:value-type="string">
            <text:p text:style-name="Table_20_Contents">-lt</text:p>
          </table:table-cell>
          <table:table-cell table:style-name="Table8.A1" office:value-type="string">
            <text:p text:style-name="Table_20_Contents">It is used check the first value is less than the second value or not</text:p>
          </table:table-cell>
        </table:table-row>
        <table:table-row>
          <table:table-cell table:style-name="Table8.A1" office:value-type="string">
            <text:p text:style-name="Table_20_Contents">&gt;</text:p>
          </table:table-cell>
          <table:table-cell table:style-name="Table8.A1" office:value-type="string">
            <text:p text:style-name="Table_20_Contents">-gt</text:p>
          </table:table-cell>
          <table:table-cell table:style-name="Table8.A1" office:value-type="string">
            <text:p text:style-name="Table_20_Contents">It is used check the first value is greater than the second value or not</text:p>
          </table:table-cell>
        </table:table-row>
        <table:table-row>
          <table:table-cell table:style-name="Table8.A1" office:value-type="string">
            <text:p text:style-name="Table_20_Contents">&lt;=</text:p>
          </table:table-cell>
          <table:table-cell table:style-name="Table8.A1" office:value-type="string">
            <text:p text:style-name="Table_20_Contents">-le</text:p>
          </table:table-cell>
          <table:table-cell table:style-name="Table8.A1" office:value-type="string">
            <text:p text:style-name="Table_20_Contents">It is used check the first value is less than or equal to the second value or not</text:p>
          </table:table-cell>
        </table:table-row>
      </table:table>
      <text:p text:style-name="P19"><text:span text:style-name="Strong_20_Emphasis"><text:span text:style-name="T11">Example:</text:span></text:span></text:p>
      <text:p text:style-name="P22"><text:soft-page-break/>#!/bin/bash<text:line-break/># Initialize $n<text:line-break/>n=130<text:line-break/>o="even"<text:line-break/># Check $n is greater than or equal to 100 or not using ‘–ge’.<text:line-break/>if [ $n -ge 100 ]; then<text:line-break/>     echo "$n is greater than or equal to 100"<text:line-break/>else<text:line-break/>     echo "$n is less than 100"<text:line-break/>fi<text:line-break/># Check $n is even or odd using ‘==’ operator<text:line-break/>if (( $o == "even" )); then<text:line-break/>     echo "The number is even"<text:line-break/>else<text:line-break/>     echo "The number is odd"<text:line-break/>fi</text:p>
      <text:p text:style-name="P20"/>
      <text:h text:style-name="P41" text:outline-level="2">#16. Which conditional statement can be used as an alternative to if-elseif-else statements in bash?</text:h>
      <text:p text:style-name="Text_20_body"><text:span text:style-name="Strong_20_Emphasis">‘case’</text:span> statement can be used as an alternative tp <text:span text:style-name="Strong_20_Emphasis">if-elseif-if</text:span> statement. The syntax for <text:span text:style-name="Strong_20_Emphasis">‘case’</text:span> statement in bash scripts is different from the <text:span text:style-name="Strong_20_Emphasis">switch-case</text:span> statement of other programming languages. <text:span text:style-name="Strong_20_Emphasis">‘case’</text:span> block is closed by <text:span text:style-name="Strong_20_Emphasis">‘esac’</text:span> statement in bash. No ‘<text:span text:style-name="Strong_20_Emphasis">break</text:span>‘ statement is used inside ‘<text:span text:style-name="Strong_20_Emphasis">case</text:span>‘ block to terminate from the block.</text:p>
      <text:p text:style-name="P19"><text:span text:style-name="Strong_20_Emphasis"><text:span text:style-name="T11">Example:</text:span></text:span></text:p>
      <text:p text:style-name="Text_20_body">#!/bin/bash<text:line-break/>#Initialize the variable $ticket<text:line-break/>ticket=101<text:line-break/># Compare the value of $ticket with 23, 101 and 503 <text:line-break/>case $ticket in<text:line-break/>23)<text:line-break/># Print message if the value is 23  <text:line-break/>echo "You got the first prize";; <text:line-break/>101)<text:line-break/># Print message if the value is 101<text:line-break/>echo  "You got the second prize";;<text:line-break/>503) <text:line-break/># Print message if the value is 503 <text:line-break/>echo  "You got the third prize";;<text:line-break/>*)<text:line-break/># Print message if the value does not match with 23, 101 and 503<text:line-break/>echo "Sorry, try for the next time" <text:line-break/>exit 0;;<text:line-break/>esac</text:p>
      <text:p text:style-name="P20"><text:soft-page-break/></text:p>
      <text:h text:style-name="P41" text:outline-level="2">#17. What different types of loops can be used in bash? </text:h>
      <text:p text:style-name="Text_20_body">Three types of loops are supported by a bash script. These are <text:span text:style-name="Strong_20_Emphasis">while, for</text:span> and <text:span text:style-name="Strong_20_Emphasis">until</text:span> loops. Loops in bash check the condition at the start of the loop. <text:span text:style-name="Strong_20_Emphasis">While</text:span> loop works until the condition remains true and <text:span text:style-name="Strong_20_Emphasis">until </text:span>loop works until the condition remains false. There are two ways to use <text:span text:style-name="Strong_20_Emphasis">for</text:span> loop. One is general <text:span text:style-name="Strong_20_Emphasis">for</text:span> loop that contains three parts and another is <text:span text:style-name="Strong_20_Emphasis">for-in</text:span> loop. The uses of these three loops are shown in the following example.</text:p>
      <text:p text:style-name="P7">#!/bin/bash<text:line-break/># Initialize $n<text:line-break/>n=5<text:line-break/># Calculate the square of 5-1 using while loop<text:line-break/>while [ $n -gt 0 ]<text:line-break/>do<text:line-break/>   sqr=$((n*n))<text:line-break/>   echo "The square of $n is $sqr"<text:line-break/>   ((n--))<text:line-break/>done<text:line-break/><text:line-break/># Calculate the square of 5-1 using for loop<text:line-break/>for (( i=5; i&gt;0; i-- ))<text:line-break/>do<text:line-break/>   sqr=$((i*i))<text:line-break/>   echo "The square of $i is $sqr"<text:line-break/>done<text:line-break/><text:line-break/># Initialize $x<text:line-break/>x=5<text:line-break/><text:line-break/># Calculate the square of 5-1 using until loop<text:line-break/>until [ $x -le 0 ]<text:line-break/>do<text:line-break/>   sqr=$((x*x))<text:line-break/>   echo "The square of $x is $sqr"<text:line-break/>   ((x--))<text:line-break/>done</text:p>
      <text:p text:style-name="P20"/>
      <text:h text:style-name="P41" text:outline-level="2">#18. How can subroutines be declared and called in bash?</text:h>
      <text:p text:style-name="Text_20_body">In bash a function or procedure is called a subroutine. The declaration and calling of a subroutine in bash is different from other languages. No argument can be declared in subroutines unlike other standard programming languages.  But local variables can be defined within the subroutine by using the <text:span text:style-name="Strong_20_Emphasis">‘local’</text:span> keyword.</text:p>
      <text:p text:style-name="P2"><text:span text:style-name="Strong_20_Emphasis"/></text:p>
      <text:p text:style-name="P22">#!/bin/bash<text:line-break/># Initialize the variable $x and $y which are global<text:line-break/>x=10<text:line-break/><text:soft-page-break/>y=35<text:line-break/><text:line-break/># Declare the function<text:line-break/>myFunc () {<text:line-break/>   # Declare the local variable $x<text:line-break/>   local x=15<text:line-break/><text:line-break/>   # Re-assign the global variable $y<text:line-break/>   y=25<text:line-break/><text:line-break/>   # Calculate the sum of $x and $y<text:line-break/>   z=$((x+y))<text:line-break/><text:line-break/>   # Print the sum of a local variable, $x, and global variable, $y<text:line-break/>   echo "The sum of $x and $y equal to $z"<text:line-break/>}<text:line-break/><text:line-break/># Call the function<text:line-break/>myFunc<text:line-break/><text:line-break/># Print the sum of global variables, $x, and $y<text:line-break/>echo "The sum of $x and $y equal to $z"</text:p>
      <text:p text:style-name="P20"/>
      <text:h text:style-name="P41" text:outline-level="2">#19. How to cut and print some part of a string data in bash?</text:h>
      <text:p text:style-name="P19"><text:span text:style-name="Strong_20_Emphasis"><text:span text:style-name="T11">Example:</text:span></text:span></text:p>
      <text:p text:style-name="P22">#!/bin/bash<text:line-break/># Initialize a string value into $string<text:line-break/>string="Python Scripting Language"<text:line-break/># Cut the string value from the position 7 to the end of the string<text:line-break/>echo ${string:7}<text:line-break/># Cut the string value of 9 characters from the position 7<text:line-break/>echo ${string:7:9}<text:line-break/># Cut the string value from 17 to 20<text:line-break/>echo ${string:17:-4}</text:p>
      <text:p text:style-name="P20"/>
      <text:h text:style-name="P41" text:outline-level="2">#21. How to check a directory exists or not using bash?</text:h>
      <text:p text:style-name="Text_20_body">Bash has many test commands to check if a file or directory exists or not and the type of the file. <text:span text:style-name="Strong_20_Emphasis">‘-d’</text:span> option is used with a directory path as a conditional statement to check if the directory exists or not in bash. If the directory exists, then it will return true otherwise it will return false.</text:p>
      <text:p text:style-name="Text_20_body"><text:span text:style-name="Strong_20_Emphasis">Example:</text:span></text:p>
      <text:p text:style-name="P22"><text:soft-page-break/>#!/bin/bash                                                                  <text:line-break/># Assign the directory with path in the variable, $path<text:line-break/>path="/home/ubuntu/temp" <text:line-break/># Check the directory exists or not<text:line-break/>if [ -d "$path" ]; then<text:line-break/>   # Print message if the directory exists<text:line-break/>   echo "Directory exists"<text:line-break/>else<text:line-break/>   # Print message if the directory doesn’t exist<text:line-break/>   echo "Directory not exists"<text:line-break/>fi</text:p>
      <text:p text:style-name="P20"/>
      <text:p text:style-name="P20"/>
      <text:h text:style-name="P41" text:outline-level="2">#22. How can a bash script be terminated without executing all statements?</text:h>
      <text:p text:style-name="Text_20_body">Using <text:span text:style-name="Strong_20_Emphasis">‘exit’</text:span> command, a bash script can be terminated without executing all statements. The following script will check if a particular file exists or not. If the file exists, then it will print the total characters of the file and if the file does not exist then it will terminate the script by showing a message.</text:p>
      <text:p text:style-name="Text_20_body"><text:span text:style-name="Strong_20_Emphasis">Example:</text:span></text:p>
      <text:p text:style-name="P22">#!/bin/bash<text:line-break/><text:line-break/># Initialize the filename to the variable, $filename<text:line-break/>filename="course.txt"<text:line-break/><text:line-break/># Check the file exists or not by using -f option<text:line-break/>if [ -f "$filename" ]; then<text:line-break/>    # Print message if the file exists<text:line-break/>    echo "$filename exists"<text:line-break/>else<text:line-break/>    # Print message if the file doesn't exist<text:line-break/>    echo "$filename not exists"<text:line-break/>    # Terminate the script<text:line-break/>    exit 1<text:line-break/>fi<text:line-break/><text:line-break/># Count the length of the file if the file exists<text:line-break/>length=`wc -c $filename`<text:line-break/><text:line-break/># Print the length of the file<text:line-break/>echo "Total characters - $length"</text:p>
      <text:h text:style-name="P41" text:outline-level="2"><text:soft-page-break/>#23. What are the uses of break and continue statements in bash? </text:h>
      <text:p text:style-name="Text_20_body"><text:span text:style-name="Strong_20_Emphasis">break</text:span> statement is used to terminate from a loop without completing the full iteration based on a condition and <text:span text:style-name="Strong_20_Emphasis">continue</text:span> statement is used in a loop to omit some statements based on a condition. The uses of <text:span text:style-name="Strong_20_Emphasis">break</text:span> and <text:span text:style-name="Strong_20_Emphasis">continue </text:span>statements are explained in the following example.</text:p>
      <text:p text:style-name="Text_20_body"><text:span text:style-name="Strong_20_Emphasis">Example:</text:span></text:p>
      <text:p text:style-name="P22">#!/bin/bash<text:line-break/># Initialize the variable $i to 0 to start the loop<text:line-break/>i=0<text:line-break/># the loop will iterate fot 10 times<text:line-break/>while [ $i -le 10 ]<text:line-break/>do<text:line-break/>    # Increment the value $i by 1<text:line-break/>    (( i++ ))<text:line-break/>    # If the value of $i equal to 8 then terminate the loop by using 'break' statement<text:line-break/>    if [ $i -eq 8 ]; then<text:line-break/>         break;<text:line-break/>    fi<text:line-break/>    # If the value of $i is greater than 6 then omit the last statement of the loop<text:line-break/>    #  by using continue statement<text:line-break/>    if [ $i -ge 6 ]; then<text:line-break/>         continue;<text:line-break/>    fi<text:line-break/>    echo "the current value of i = $i"<text:line-break/>done<text:line-break/><text:line-break/># Print the value of $i after terminating from the loop<text:line-break/>echo "Now the value of i = $i"</text:p>
      <text:p text:style-name="P20"/>
      <text:h text:style-name="P41" text:outline-level="2">#24. How to make a bash file executable?</text:h>
      <text:p text:style-name="Text_20_body">Executable bash files can be made by using <text:span text:style-name="Strong_20_Emphasis">‘chmod’</text:span> command. Executable permission can be set by using <text:span text:style-name="Strong_20_Emphasis">‘+x’</text:span> in <text:span text:style-name="Strong_20_Emphasis">chmod</text:span> command with the script filename. Bash files can be executed without the explicit <text:span text:style-name="Strong_20_Emphasis">‘bash’</text:span> command after setting the execution bit for that file.</text:p>
      <text:p text:style-name="Text_20_body"><text:span text:style-name="Strong_20_Emphasis">Example:</text:span></text:p>
      <text:p text:style-name="P22"># Set the execution bit<text:line-break/>$ chmod +x filename.sh<text:line-break/> <text:line-break/># Run the executable file<text:line-break/>$ ./filename.sh</text:p>
      <text:p text:style-name="P20"/>
      <text:h text:style-name="P41" text:outline-level="2"><text:soft-page-break/>#25. Mention some options that are used to test files</text:h>
      <text:p text:style-name="Text_20_body">Many options are available in bash to test file. Some options are mentioned below.</text:p>
      <table:table table:name="Table9" table:style-name="Table9">
        <table:table-column table:style-name="Table9.A"/>
        <table:table-column table:style-name="Table9.B"/>
        <table:table-row>
          <table:table-cell table:style-name="Table9.A1" office:value-type="string">
            <text:p text:style-name="Table_20_Contents"><text:span text:style-name="Strong_20_Emphasis">Option</text:span></text:p>
          </table:table-cell>
          <table:table-cell table:style-name="Table9.A1" office:value-type="string">
            <text:p text:style-name="Table_20_Contents"><text:span text:style-name="Strong_20_Emphasis">Description</text:span></text:p>
          </table:table-cell>
        </table:table-row>
        <table:table-row>
          <table:table-cell table:style-name="Table9.A1" office:value-type="string">
            <text:p text:style-name="Table_20_Contents">-f</text:p>
          </table:table-cell>
          <table:table-cell table:style-name="Table9.A1" office:value-type="string">
            <text:p text:style-name="Table_20_Contents">It is used to test the file exists and it is a regular file.</text:p>
          </table:table-cell>
        </table:table-row>
        <table:table-row>
          <table:table-cell table:style-name="Table9.A1" office:value-type="string">
            <text:p text:style-name="Table_20_Contents">-e</text:p>
          </table:table-cell>
          <table:table-cell table:style-name="Table9.A1" office:value-type="string">
            <text:p text:style-name="Table_20_Contents">It is used to test the file exists only.</text:p>
          </table:table-cell>
        </table:table-row>
        <table:table-row>
          <table:table-cell table:style-name="Table9.A1" office:value-type="string">
            <text:p text:style-name="Table_20_Contents">-r</text:p>
          </table:table-cell>
          <table:table-cell table:style-name="Table9.A1" office:value-type="string">
            <text:p text:style-name="Table_20_Contents">It is used to test the file exists and it has read permission.</text:p>
          </table:table-cell>
        </table:table-row>
        <table:table-row>
          <table:table-cell table:style-name="Table9.A1" office:value-type="string">
            <text:p text:style-name="Table_20_Contents">-w</text:p>
          </table:table-cell>
          <table:table-cell table:style-name="Table9.A1" office:value-type="string">
            <text:p text:style-name="Table_20_Contents">It is used to test the file exists and it has to write permission.</text:p>
          </table:table-cell>
        </table:table-row>
        <table:table-row>
          <table:table-cell table:style-name="Table9.A1" office:value-type="string">
            <text:p text:style-name="Table_20_Contents">-x</text:p>
          </table:table-cell>
          <table:table-cell table:style-name="Table9.A1" office:value-type="string">
            <text:p text:style-name="Table_20_Contents">It is used to test the file exists and it has execution permission.</text:p>
          </table:table-cell>
        </table:table-row>
        <table:table-row>
          <table:table-cell table:style-name="Table9.A1" office:value-type="string">
            <text:p text:style-name="Table_20_Contents">-d</text:p>
          </table:table-cell>
          <table:table-cell table:style-name="Table9.A1" office:value-type="string">
            <text:p text:style-name="Table_20_Contents">It is used to test the directory exists.</text:p>
          </table:table-cell>
        </table:table-row>
        <table:table-row>
          <table:table-cell table:style-name="Table9.A1" office:value-type="string">
            <text:p text:style-name="Table_20_Contents">-L</text:p>
          </table:table-cell>
          <table:table-cell table:style-name="Table9.A1" office:value-type="string">
            <text:p text:style-name="Table_20_Contents">It is used to test the file exists and It is a symbolic link.</text:p>
          </table:table-cell>
        </table:table-row>
        <table:table-row>
          <table:table-cell table:style-name="Table9.A1" office:value-type="string">
            <text:p text:style-name="Table_20_Contents">-S</text:p>
          </table:table-cell>
          <table:table-cell table:style-name="Table9.A1" office:value-type="string">
            <text:p text:style-name="Table_20_Contents">It is used to test the file exists and It is a socket.</text:p>
          </table:table-cell>
        </table:table-row>
        <table:table-row>
          <table:table-cell table:style-name="Table9.A1" office:value-type="string">
            <text:p text:style-name="Table_20_Contents">-b</text:p>
          </table:table-cell>
          <table:table-cell table:style-name="Table9.A1" office:value-type="string">
            <text:p text:style-name="Table_20_Contents">It is used to test the file is a block device.</text:p>
          </table:table-cell>
        </table:table-row>
        <table:table-row>
          <table:table-cell table:style-name="Table9.A1" office:value-type="string">
            <text:p text:style-name="Table_20_Contents">-s</text:p>
          </table:table-cell>
          <table:table-cell table:style-name="Table9.A1" office:value-type="string">
            <text:p text:style-name="Table_20_Contents">It is used to check the file is not zero sizes.</text:p>
          </table:table-cell>
        </table:table-row>
        <table:table-row>
          <table:table-cell table:style-name="Table9.A1" office:value-type="string">
            <text:p text:style-name="Table_20_Contents">-nt</text:p>
          </table:table-cell>
          <table:table-cell table:style-name="Table9.A1" office:value-type="string">
            <text:p text:style-name="Table_20_Contents">It used to check the content of the first file is newer than the second file. For example, file1 -nt file2 indicates that file1 is newer than file2.</text:p>
          </table:table-cell>
        </table:table-row>
        <table:table-row>
          <table:table-cell table:style-name="Table9.A1" office:value-type="string">
            <text:p text:style-name="Table_20_Contents">-ot</text:p>
          </table:table-cell>
          <table:table-cell table:style-name="Table9.A1" office:value-type="string">
            <text:p text:style-name="Table_20_Contents">It used to check the content of the first file is older than the second file. For example, file1 -ot file2 indicates that file1 is older than file2.</text:p>
          </table:table-cell>
        </table:table-row>
        <table:table-row>
          <table:table-cell table:style-name="Table9.A1" office:value-type="string">
            <text:p text:style-name="Table_20_Contents">-ef</text:p>
          </table:table-cell>
          <table:table-cell table:style-name="Table9.A1" office:value-type="string">
            <text:p text:style-name="Table_20_Contents">It is used to check that two hard links refer to the same file. For example, flink1 -ef flink2 indicates that flink1 and flink2 are hard links and both refer to the same file.</text:p>
          </table:table-cell>
        </table:table-row>
      </table:table>
      <text:p text:style-name="P20"/>
      <text:h text:style-name="P40" text:outline-level="2">#26. What is meant by ‘bc’ and how can this command can be used in bash?</text:h>
      <text:p text:style-name="Text_20_body">The full form of ‘bc’ is <text:span text:style-name="Strong_20_Emphasis">Bash Calculator</text:span> to perform arithmetic operations more accurately in bash. The fractional part is omitted if any arithmetic operation is done in bash by using <text:span text:style-name="Strong_20_Emphasis">‘expr’</text:span> command. The fractional part can be rounded also by using <text:span text:style-name="Strong_20_Emphasis">scale </text:span>value with <text:span text:style-name="Strong_20_Emphasis">‘bc’ </text:span>command.</text:p>
      <text:p text:style-name="Text_20_body"><text:span text:style-name="Strong_20_Emphasis">Example:</text:span></text:p>
      <text:p text:style-name="P22">#!/bin/bash<text:line-break/># Calculate the division without the fractional value<text:line-break/>echo "39/7" | bc<text:line-break/> <text:line-break/># Calculate the division with the full fractional value<text:line-break/>echo "39/7" | bc -l<text:line-break/> <text:line-break/># Calculate the division with three digits after the decimal point<text:line-break/>echo "scale=3; 39/7" | bc</text:p>
      <text:p text:style-name="P1"/>
      <text:h text:style-name="P40" text:outline-level="2">#27. How can you print a particular line of a file in bash?</text:h>
      <text:p text:style-name="Text_20_body">There are many ways to print a particular line in bash. How the <text:span text:style-name="Strong_20_Emphasis">‘awk’, ‘sed’</text:span> and <text:span text:style-name="Strong_20_Emphasis">‘tail’</text:span> commands can be used to print a particular line of a file in bash is shown in the following example.</text:p>
      <text:p text:style-name="Text_20_body"><text:soft-page-break/><text:span text:style-name="Strong_20_Emphasis">Example:</text:span></text:p>
      <text:p text:style-name="P22">#!/bin/bash                                                                <text:line-break/><text:line-break/># Read and store the first line from the file by using `awk` command with NR variable<text:line-break/>line1=`awk '{if(NR==1) print $0}' course.txt`<text:line-break/># Print the line <text:line-break/>echo $line1<text:line-break/><text:line-break/># Read the second line from the file by using `sed` command with -n option<text:line-break/>line2=`sed -n 2p course.txt`<text:line-break/># Print the line<text:line-break/>echo $line2<text:line-break/>                          <text:line-break/># Read the last line from the file by using `tail` command with -n option<text:line-break/>line3=`tail -n 1 course.txt`<text:line-break/># Print the file<text:line-break/>echo $line3</text:p>
      <text:p text:style-name="P1"/>
      <text:p text:style-name="P1"/>
      <text:h text:style-name="P40" text:outline-level="2">#29. How to find out the length of a string data?  </text:h>
      <text:p text:style-name="Text_20_body"><text:span text:style-name="Strong_20_Emphasis">‘expr’, ‘wc’</text:span> and <text:span text:style-name="Strong_20_Emphasis">‘awk’</text:span> commands can be used to find out the length of a string data in bash. <text:span text:style-name="Strong_20_Emphasis">‘expr’ </text:span>and <text:span text:style-name="Strong_20_Emphasis">‘awk’</text:span> commands use <text:span text:style-name="Strong_20_Emphasis">length</text:span> option, <text:span text:style-name="Strong_20_Emphasis">‘wc’</text:span> command uses <text:span text:style-name="Strong_20_Emphasis">‘–c’</text:span> option to count the length of the string.</text:p>
      <text:p text:style-name="Text_20_body"><text:span text:style-name="Strong_20_Emphasis">Example:</text:span></text:p>
      <text:p text:style-name="Text_20_body">The uses of the above commands are shown in the following script.</text:p>
      <text:p text:style-name="P22">#!/bin/bash                      <text:line-break/># Count length using `expr` length option<text:line-break/>echo `expr length "I like PHP"`<text:line-break/># Count length using `wc` command<text:line-break/>echo "I like Bash" | wc -c<text:line-break/># Count length using `awk` command<text:line-break/>echo "I like Python" | awk '{print length}'</text:p>
      <text:p text:style-name="P1"/>
      <text:p text:style-name="P1"/>
      <text:h text:style-name="P40" text:outline-level="2">#30. How to run multiple bash script in parallel?</text:h>
      <text:p text:style-name="Text_20_body">Multiple bash scripts can be executed in parallel by using <text:span text:style-name="Strong_20_Emphasis">nohup</text:span> command. How multiple bash files can be executed in parallel from a folder is shown in the following example.</text:p>
      <text:p text:style-name="Text_20_body"><text:span text:style-name="Strong_20_Emphasis">Example:</text:span></text:p>
      <text:p text:style-name="P22"># Assign a folder name with the path in the variable $dir that contains<text:line-break/># multiple bash files<text:line-break/>dir="home/Ubuntu/temp"<text:line-break/><text:soft-page-break/><text:line-break/># for loop will read each file from the directory and execute in parallel<text:line-break/>for script in dir/*.sh<text:line-break/>do<text:line-break/>    nohup bash "$script" &amp;<text:line-break/>done</text:p>
      <text:p text:style-name="P1"/>
      <text:p text:style-name="P1">==================Jenkins================</text:p>
      <text:p text:style-name="P1">==================ansible==============</text:p>
      <text:p text:style-name="P1">==================git================</text:p>
      <text:p text:style-name="P1">==================software lifecycl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29T19:48:46.253549826</meta:creation-date>
    <dc:date>2022-09-04T15:24:55.576065672</dc:date>
    <meta:editing-duration>PT4H7M8S</meta:editing-duration>
    <meta:editing-cycles>95</meta:editing-cycles>
    <meta:generator>LibreOffice/6.0.7.3$Linux_X86_64 LibreOffice_project/00m0$Build-3</meta:generator>
    <meta:document-statistic meta:table-count="9" meta:image-count="0" meta:object-count="3" meta:page-count="34" meta:paragraph-count="750" meta:word-count="7797" meta:character-count="47543" meta:non-whitespace-character-count="39535"/>
  </office:meta>
</office:document-meta>
</file>